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6728760" table:style-name="ce5">
            <text:p>6.728.760</text:p>
          </table:table-cell>
          <table:table-cell office:value-type="float" office:value="1011000" table:style-name="ce5">
            <text:p>1.011.0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476000" table:style-name="ce5">
            <text:p>476.000</text:p>
          </table:table-cell>
          <table:table-cell office:value-type="float" office:value="10021560" table:style-name="ce6">
            <text:p>10.021.560</text:p>
          </table:table-cell>
          <table:table-cell office:value-type="float" office:value="9965811" table:style-name="ce6">
            <text:p>9.965.811</text:p>
          </table:table-cell>
          <table:table-cell office:value-type="percentage" office:value="0.99443709362614208" table:style-name="ce7">
            <text:p>99,4%</text:p>
          </table:table-cell>
          <table:table-cell office:value-type="float" office:value="5605215" table:style-name="ce5">
            <text:p>5.605.215</text:p>
          </table:table-cell>
          <table:table-cell office:value-type="float" office:value="4632313" table:style-name="ce5">
            <text:p>4.632.313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166805" table:style-name="ce5">
            <text:p>1.166.805</text:p>
          </table:table-cell>
          <table:table-cell office:value-type="float" office:value="153300" table:style-name="ce5">
            <text:p>153.300</text:p>
          </table:table-cell>
          <table:table-cell office:value-type="float" office:value="285700" table:style-name="ce5">
            <text:p>285.700</text:p>
          </table:table-cell>
          <table:table-cell office:value-type="float" office:value="56900" table:style-name="ce5">
            <text:p>56.900</text:p>
          </table:table-cell>
          <table:table-cell office:value-type="float" office:value="1662705" table:style-name="ce6">
            <text:p>1.662.705</text:p>
          </table:table-cell>
          <table:table-cell office:value-type="float" office:value="1603923" table:style-name="ce6">
            <text:p>1.603.923</text:p>
          </table:table-cell>
          <table:table-cell office:value-type="percentage" office:value="0.9646467653612637" table:style-name="ce7">
            <text:p>96,5%</text:p>
          </table:table-cell>
          <table:table-cell office:value-type="float" office:value="917638" table:style-name="ce5">
            <text:p>917.638</text:p>
          </table:table-cell>
          <table:table-cell office:value-type="float" office:value="775432" table:style-name="ce5">
            <text:p>775.432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976685" table:style-name="ce5">
            <text:p>976.685</text:p>
          </table:table-cell>
          <table:table-cell office:value-type="float" office:value="126400" table:style-name="ce5">
            <text:p>126.400</text:p>
          </table:table-cell>
          <table:table-cell office:value-type="float" office:value="235900" table:style-name="ce5">
            <text:p>235.900</text:p>
          </table:table-cell>
          <table:table-cell office:value-type="float" office:value="43750" table:style-name="ce5">
            <text:p>43.750</text:p>
          </table:table-cell>
          <table:table-cell office:value-type="float" office:value="1382735" table:style-name="ce6">
            <text:p>1.382.735</text:p>
          </table:table-cell>
          <table:table-cell office:value-type="float" office:value="1388420" table:style-name="ce6">
            <text:p>1.388.420</text:p>
          </table:table-cell>
          <table:table-cell office:value-type="percentage" office:value="1.0041114168658491" table:style-name="ce7">
            <text:p>100,4%</text:p>
          </table:table-cell>
          <table:table-cell office:value-type="float" office:value="760965" table:style-name="ce5">
            <text:p>760.965</text:p>
          </table:table-cell>
          <table:table-cell office:value-type="float" office:value="675107" table:style-name="ce5">
            <text:p>675.107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901260" table:style-name="ce5">
            <text:p>901.260</text:p>
          </table:table-cell>
          <table:table-cell office:value-type="float" office:value="155000" table:style-name="ce5">
            <text:p>155.000</text:p>
          </table:table-cell>
          <table:table-cell office:value-type="float" office:value="256400" table:style-name="ce5">
            <text:p>256.400</text:p>
          </table:table-cell>
          <table:table-cell office:value-type="float" office:value="55550" table:style-name="ce5">
            <text:p>55.550</text:p>
          </table:table-cell>
          <table:table-cell office:value-type="float" office:value="1368210" table:style-name="ce6">
            <text:p>1.368.210</text:p>
          </table:table-cell>
          <table:table-cell office:value-type="float" office:value="1298820" table:style-name="ce6">
            <text:p>1.298.820</text:p>
          </table:table-cell>
          <table:table-cell office:value-type="percentage" office:value="0.94928410112482731" table:style-name="ce7">
            <text:p>94,9%</text:p>
          </table:table-cell>
          <table:table-cell office:value-type="float" office:value="743201" table:style-name="ce5">
            <text:p>743.201</text:p>
          </table:table-cell>
          <table:table-cell office:value-type="float" office:value="628342" table:style-name="ce5">
            <text:p>628.342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689450" table:style-name="ce5">
            <text:p>1.689.450</text:p>
          </table:table-cell>
          <table:table-cell office:value-type="float" office:value="284700" table:style-name="ce5">
            <text:p>284.700</text:p>
          </table:table-cell>
          <table:table-cell office:value-type="float" office:value="503700" table:style-name="ce5">
            <text:p>503.700</text:p>
          </table:table-cell>
          <table:table-cell office:value-type="float" office:value="120900" table:style-name="ce5">
            <text:p>120.900</text:p>
          </table:table-cell>
          <table:table-cell office:value-type="float" office:value="2598750" table:style-name="ce6">
            <text:p>2.598.750</text:p>
          </table:table-cell>
          <table:table-cell office:value-type="float" office:value="2470388" table:style-name="ce6">
            <text:p>2.470.388</text:p>
          </table:table-cell>
          <table:table-cell office:value-type="percentage" office:value="0.95060625300625301" table:style-name="ce7">
            <text:p>95,1%</text:p>
          </table:table-cell>
          <table:table-cell office:value-type="float" office:value="1435013" table:style-name="ce5">
            <text:p>1.435.013</text:p>
          </table:table-cell>
          <table:table-cell office:value-type="float" office:value="1166737" table:style-name="ce5">
            <text:p>1.166.737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514365" table:style-name="ce5">
            <text:p>514.365</text:p>
          </table:table-cell>
          <table:table-cell office:value-type="float" office:value="67300" table:style-name="ce5">
            <text:p>67.3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736815" table:style-name="ce6">
            <text:p>736.815</text:p>
          </table:table-cell>
          <table:table-cell office:value-type="float" office:value="696260" table:style-name="ce6">
            <text:p>696.260</text:p>
          </table:table-cell>
          <table:table-cell office:value-type="percentage" office:value="0.94495904670778963" table:style-name="ce7">
            <text:p>94,5%</text:p>
          </table:table-cell>
          <table:table-cell office:value-type="float" office:value="385486" table:style-name="ce5">
            <text:p>385.486</text:p>
          </table:table-cell>
          <table:table-cell office:value-type="float" office:value="331616" table:style-name="ce5">
            <text:p>331.616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288235" table:style-name="ce5">
            <text:p>2.288.235</text:p>
          </table:table-cell>
          <table:table-cell office:value-type="float" office:value="305000" table:style-name="ce5">
            <text:p>305.000</text:p>
          </table:table-cell>
          <table:table-cell office:value-type="float" office:value="514400" table:style-name="ce5">
            <text:p>514.400</text:p>
          </table:table-cell>
          <table:table-cell office:value-type="float" office:value="102850" table:style-name="ce5">
            <text:p>102.850</text:p>
          </table:table-cell>
          <table:table-cell office:value-type="float" office:value="3210485" table:style-name="ce6">
            <text:p>3.210.485</text:p>
          </table:table-cell>
          <table:table-cell office:value-type="float" office:value="3024379" table:style-name="ce6">
            <text:p>3.024.379</text:p>
          </table:table-cell>
          <table:table-cell office:value-type="percentage" office:value="0.94203181139298264" table:style-name="ce7">
            <text:p>94,2%</text:p>
          </table:table-cell>
          <table:table-cell office:value-type="float" office:value="1692268" table:style-name="ce5">
            <text:p>1.692.268</text:p>
          </table:table-cell>
          <table:table-cell office:value-type="float" office:value="1477016" table:style-name="ce5">
            <text:p>1.477.016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717425" table:style-name="ce5">
            <text:p>1.717.425</text:p>
          </table:table-cell>
          <table:table-cell office:value-type="float" office:value="240500" table:style-name="ce5">
            <text:p>240.500</text:p>
          </table:table-cell>
          <table:table-cell office:value-type="float" office:value="460900" table:style-name="ce5">
            <text:p>460.900</text:p>
          </table:table-cell>
          <table:table-cell office:value-type="float" office:value="89425" table:style-name="ce5">
            <text:p>89.425</text:p>
          </table:table-cell>
          <table:table-cell office:value-type="float" office:value="2508250" table:style-name="ce6">
            <text:p>2.508.250</text:p>
          </table:table-cell>
          <table:table-cell office:value-type="float" office:value="2401330" table:style-name="ce6">
            <text:p>2.401.330</text:p>
          </table:table-cell>
          <table:table-cell office:value-type="percentage" office:value="0.95737267018837835" table:style-name="ce7">
            <text:p>95,7%</text:p>
          </table:table-cell>
          <table:table-cell office:value-type="float" office:value="1366412" table:style-name="ce5">
            <text:p>1.366.412</text:p>
          </table:table-cell>
          <table:table-cell office:value-type="float" office:value="1108531" table:style-name="ce5">
            <text:p>1.108.531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6336170" table:style-name="ce5">
            <text:p>6.336.170</text:p>
          </table:table-cell>
          <table:table-cell office:value-type="float" office:value="895800" table:style-name="ce5">
            <text:p>895.8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394000" table:style-name="ce5">
            <text:p>394.000</text:p>
          </table:table-cell>
          <table:table-cell office:value-type="float" office:value="9324070" table:style-name="ce6">
            <text:p>9.324.070</text:p>
          </table:table-cell>
          <table:table-cell office:value-type="float" office:value="8866101" table:style-name="ce6">
            <text:p>8.866.101</text:p>
          </table:table-cell>
          <table:table-cell office:value-type="percentage" office:value="0.95088314437793797" table:style-name="ce7">
            <text:p>95,1%</text:p>
          </table:table-cell>
          <table:table-cell office:value-type="float" office:value="4981294" table:style-name="ce5">
            <text:p>4.981.294</text:p>
          </table:table-cell>
          <table:table-cell office:value-type="float" office:value="4346522" table:style-name="ce5">
            <text:p>4.346.522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4048390" table:style-name="ce5">
            <text:p>4.048.390</text:p>
          </table:table-cell>
          <table:table-cell office:value-type="float" office:value="573000" table:style-name="ce5">
            <text:p>573.000</text:p>
          </table:table-cell>
          <table:table-cell office:value-type="float" office:value="1009800" table:style-name="ce5">
            <text:p>1.009.800</text:p>
          </table:table-cell>
          <table:table-cell office:value-type="float" office:value="307250" table:style-name="ce5">
            <text:p>307.250</text:p>
          </table:table-cell>
          <table:table-cell office:value-type="float" office:value="5938440" table:style-name="ce6">
            <text:p>5.938.440</text:p>
          </table:table-cell>
          <table:table-cell office:value-type="float" office:value="5696891" table:style-name="ce6">
            <text:p>5.696.891</text:p>
          </table:table-cell>
          <table:table-cell office:value-type="percentage" office:value="0.95932450273135705" table:style-name="ce7">
            <text:p>95,9%</text:p>
          </table:table-cell>
          <table:table-cell office:value-type="float" office:value="3241938" table:style-name="ce5">
            <text:p>3.241.938</text:p>
          </table:table-cell>
          <table:table-cell office:value-type="float" office:value="2656163" table:style-name="ce5">
            <text:p>2.656.163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937835" table:style-name="ce5">
            <text:p>937.835</text:p>
          </table:table-cell>
          <table:table-cell office:value-type="float" office:value="121900" table:style-name="ce5">
            <text:p>121.900</text:p>
          </table:table-cell>
          <table:table-cell office:value-type="float" office:value="228000" table:style-name="ce5">
            <text:p>228.000</text:p>
          </table:table-cell>
          <table:table-cell office:value-type="float" office:value="45550" table:style-name="ce5">
            <text:p>45.550</text:p>
          </table:table-cell>
          <table:table-cell office:value-type="float" office:value="1333285" table:style-name="ce6">
            <text:p>1.333.285</text:p>
          </table:table-cell>
          <table:table-cell office:value-type="float" office:value="1345639" table:style-name="ce6">
            <text:p>1.345.639</text:p>
          </table:table-cell>
          <table:table-cell office:value-type="percentage" office:value="1.0092658358865509" table:style-name="ce7">
            <text:p>100,9%</text:p>
          </table:table-cell>
          <table:table-cell office:value-type="float" office:value="751210" table:style-name="ce5">
            <text:p>751.210</text:p>
          </table:table-cell>
          <table:table-cell office:value-type="float" office:value="659731" table:style-name="ce5">
            <text:p>659.731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492215" table:style-name="ce5">
            <text:p>2.492.215</text:p>
          </table:table-cell>
          <table:table-cell office:value-type="float" office:value="323400" table:style-name="ce5">
            <text:p>323.400</text:p>
          </table:table-cell>
          <table:table-cell office:value-type="float" office:value="595400" table:style-name="ce5">
            <text:p>595.400</text:p>
          </table:table-cell>
          <table:table-cell office:value-type="float" office:value="116000" table:style-name="ce5">
            <text:p>116.000</text:p>
          </table:table-cell>
          <table:table-cell office:value-type="float" office:value="3527015" table:style-name="ce6">
            <text:p>3.527.015</text:p>
          </table:table-cell>
          <table:table-cell office:value-type="float" office:value="3473233" table:style-name="ce6">
            <text:p>3.473.233</text:p>
          </table:table-cell>
          <table:table-cell office:value-type="percentage" office:value="0.98475141160443036" table:style-name="ce7">
            <text:p>98,5%</text:p>
          </table:table-cell>
          <table:table-cell office:value-type="float" office:value="1896529" table:style-name="ce5">
            <text:p>1.896.529</text:p>
          </table:table-cell>
          <table:table-cell office:value-type="float" office:value="1726802" table:style-name="ce5">
            <text:p>1.726.802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77355" table:style-name="ce5">
            <text:p>277.355</text:p>
          </table:table-cell>
          <table:table-cell office:value-type="float" office:value="36300" table:style-name="ce5">
            <text:p>36.300</text:p>
          </table:table-cell>
          <table:table-cell office:value-type="float" office:value="61400" table:style-name="ce5">
            <text:p>61.400</text:p>
          </table:table-cell>
          <table:table-cell office:value-type="float" office:value="14150" table:style-name="ce5">
            <text:p>14.150</text:p>
          </table:table-cell>
          <table:table-cell office:value-type="float" office:value="389205" table:style-name="ce6">
            <text:p>389.205</text:p>
          </table:table-cell>
          <table:table-cell office:value-type="float" office:value="363396" table:style-name="ce6">
            <text:p>363.396</text:p>
          </table:table-cell>
          <table:table-cell office:value-type="percentage" office:value="0.93368790226230391" table:style-name="ce7">
            <text:p>93,4%</text:p>
          </table:table-cell>
          <table:table-cell office:value-type="float" office:value="211740" table:style-name="ce5">
            <text:p>211.740</text:p>
          </table:table-cell>
          <table:table-cell office:value-type="float" office:value="175889" table:style-name="ce5">
            <text:p>175.889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5424045" table:style-name="ce5">
            <text:p>5.424.045</text:p>
          </table:table-cell>
          <table:table-cell office:value-type="float" office:value="825900" table:style-name="ce5">
            <text:p>825.9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41800" table:style-name="ce5">
            <text:p>341.800</text:p>
          </table:table-cell>
          <table:table-cell office:value-type="float" office:value="7901145" table:style-name="ce6">
            <text:p>7.901.145</text:p>
          </table:table-cell>
          <table:table-cell office:value-type="float" office:value="7629346" table:style-name="ce6">
            <text:p>7.629.346</text:p>
          </table:table-cell>
          <table:table-cell office:value-type="percentage" office:value="0.96560004910680663" table:style-name="ce7">
            <text:p>96,6%</text:p>
          </table:table-cell>
          <table:table-cell office:value-type="float" office:value="4528152" table:style-name="ce5">
            <text:p>4.528.152</text:p>
          </table:table-cell>
          <table:table-cell office:value-type="float" office:value="3655006" table:style-name="ce5">
            <text:p>3.655.006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201145" table:style-name="ce5">
            <text:p>1.201.145</text:p>
          </table:table-cell>
          <table:table-cell office:value-type="float" office:value="185000" table:style-name="ce5">
            <text:p>185.0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734145" table:style-name="ce6">
            <text:p>1.734.145</text:p>
          </table:table-cell>
          <table:table-cell office:value-type="float" office:value="1665451" table:style-name="ce6">
            <text:p>1.665.451</text:p>
          </table:table-cell>
          <table:table-cell office:value-type="percentage" office:value="0.96038739551767582" table:style-name="ce7">
            <text:p>96,0%</text:p>
          </table:table-cell>
          <table:table-cell office:value-type="float" office:value="962897" table:style-name="ce5">
            <text:p>962.897</text:p>
          </table:table-cell>
          <table:table-cell office:value-type="float" office:value="764722" table:style-name="ce5">
            <text:p>764.722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550635" table:style-name="ce5">
            <text:p>550.635</text:p>
          </table:table-cell>
          <table:table-cell office:value-type="float" office:value="81200" table:style-name="ce5">
            <text:p>81.200</text:p>
          </table:table-cell>
          <table:table-cell office:value-type="float" office:value="145700" table:style-name="ce5">
            <text:p>145.700</text:p>
          </table:table-cell>
          <table:table-cell office:value-type="float" office:value="28900" table:style-name="ce5">
            <text:p>28.900</text:p>
          </table:table-cell>
          <table:table-cell office:value-type="float" office:value="806435" table:style-name="ce6">
            <text:p>806.435</text:p>
          </table:table-cell>
          <table:table-cell office:value-type="float" office:value="778052" table:style-name="ce6">
            <text:p>778.052</text:p>
          </table:table-cell>
          <table:table-cell office:value-type="percentage" office:value="0.9648043549697124" table:style-name="ce7">
            <text:p>96,5%</text:p>
          </table:table-cell>
          <table:table-cell office:value-type="float" office:value="440402" table:style-name="ce5">
            <text:p>440.402</text:p>
          </table:table-cell>
          <table:table-cell office:value-type="float" office:value="381223" table:style-name="ce5">
            <text:p>381.223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918620" table:style-name="ce5">
            <text:p>1.918.620</text:p>
          </table:table-cell>
          <table:table-cell office:value-type="float" office:value="251400" table:style-name="ce5">
            <text:p>251.400</text:p>
          </table:table-cell>
          <table:table-cell office:value-type="float" office:value="549600" table:style-name="ce5">
            <text:p>549.600</text:p>
          </table:table-cell>
          <table:table-cell office:value-type="float" office:value="97800" table:style-name="ce5">
            <text:p>97.800</text:p>
          </table:table-cell>
          <table:table-cell office:value-type="float" office:value="2817420" table:style-name="ce6">
            <text:p>2.817.420</text:p>
          </table:table-cell>
          <table:table-cell office:value-type="float" office:value="2701837" table:style-name="ce6">
            <text:p>2.701.837</text:p>
          </table:table-cell>
          <table:table-cell office:value-type="percentage" office:value="0.95897558759432389" table:style-name="ce7">
            <text:p>95,9%</text:p>
          </table:table-cell>
          <table:table-cell office:value-type="float" office:value="1480354" table:style-name="ce5">
            <text:p>1.480.354</text:p>
          </table:table-cell>
          <table:table-cell office:value-type="float" office:value="1366478" table:style-name="ce5">
            <text:p>1.366.478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68670" table:style-name="ce5">
            <text:p>68.670</text:p>
          </table:table-cell>
          <table:table-cell office:value-type="float" office:value="11700" table:style-name="ce5">
            <text:p>11.7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02620" table:style-name="ce6">
            <text:p>102.620</text:p>
          </table:table-cell>
          <table:table-cell office:value-type="float" office:value="91576" table:style-name="ce6">
            <text:p>91.576</text:p>
          </table:table-cell>
          <table:table-cell office:value-type="percentage" office:value="0.89237965308906642" table:style-name="ce7">
            <text:p>89,2%</text:p>
          </table:table-cell>
          <table:table-cell office:value-type="float" office:value="51144" table:style-name="ce5">
            <text:p>51.144</text:p>
          </table:table-cell>
          <table:table-cell office:value-type="float" office:value="45671" table:style-name="ce5">
            <text:p>45.671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68670" table:style-name="ce5">
            <text:p>68.670</text:p>
          </table:table-cell>
          <table:table-cell office:value-type="float" office:value="11400" table:style-name="ce5">
            <text:p>11.400</text:p>
          </table:table-cell>
          <table:table-cell office:value-type="float" office:value="15100" table:style-name="ce5">
            <text:p>15.100</text:p>
          </table:table-cell>
          <table:table-cell office:value-type="float" office:value="5250" table:style-name="ce5">
            <text:p>5.250</text:p>
          </table:table-cell>
          <table:table-cell office:value-type="float" office:value="100420" table:style-name="ce6">
            <text:p>100.420</text:p>
          </table:table-cell>
          <table:table-cell office:value-type="float" office:value="83183" table:style-name="ce6">
            <text:p>83.183</text:p>
          </table:table-cell>
          <table:table-cell office:value-type="percentage" office:value="0.82835092611033656" table:style-name="ce7">
            <text:p>82,8%</text:p>
          </table:table-cell>
          <table:table-cell office:value-type="float" office:value="48419" table:style-name="ce5">
            <text:p>48.419</text:p>
          </table:table-cell>
          <table:table-cell office:value-type="float" office:value="41929" table:style-name="ce5">
            <text:p>41.929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38300" table:style-name="ce5">
            <text:p>38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195768" table:style-name="ce6">
            <text:p>195.768</text:p>
          </table:table-cell>
          <table:table-cell office:value-type="float" office:value="165435" table:style-name="ce6">
            <text:p>165.435</text:p>
          </table:table-cell>
          <table:table-cell office:value-type="percentage" office:value="0.84505639328184379" table:style-name="ce7">
            <text:p>84,5%</text:p>
          </table:table-cell>
          <table:table-cell office:value-type="float" office:value="89326" table:style-name="ce5">
            <text:p>89.326</text:p>
          </table:table-cell>
          <table:table-cell office:value-type="float" office:value="77267" table:style-name="ce5">
            <text:p>77.267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3930" table:style-name="ce5">
            <text:p>3.930</text:p>
          </table:table-cell>
          <table:table-cell office:value-type="float" office:value="0" table:style-name="ce5">
            <text:p>0</text:p>
          </table:table-cell>
          <table:table-cell office:value-type="float" office:value="2530" table:style-name="ce5">
            <text:p>2.530</text:p>
          </table:table-cell>
          <table:table-cell office:value-type="float" office:value="6460" table:style-name="ce6">
            <text:p>6.460</text:p>
          </table:table-cell>
          <table:table-cell office:value-type="float" office:value="3671" table:style-name="ce6">
            <text:p>3.671</text:p>
          </table:table-cell>
          <table:table-cell office:value-type="percentage" office:value="0.5682662538699691" table:style-name="ce7">
            <text:p>56,8%</text:p>
          </table:table-cell>
          <table:table-cell office:value-type="float" office:value="2841" table:style-name="ce5">
            <text:p>2.841</text:p>
          </table:table-cell>
          <table:table-cell office:value-type="float" office:value="2390" table:style-name="ce5">
            <text:p>2.390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9356103" table:style-name="ce11">
            <text:p>39.356.103</text:p>
          </table:table-cell>
          <table:table-cell office:value-type="float" office:value="5702430" table:style-name="ce12">
            <text:p>5.702.430</text:p>
          </table:table-cell>
          <table:table-cell office:value-type="float" office:value="10189600" table:style-name="ce13">
            <text:p>10.189.600</text:p>
          </table:table-cell>
          <table:table-cell office:value-type="float" office:value="2417805" table:style-name="ce14">
            <text:p>2.417.805</text:p>
          </table:table-cell>
          <table:table-cell office:value-type="float" office:value="57665938" table:style-name="ce15">
            <text:p>57.665.938</text:p>
          </table:table-cell>
          <table:table-cell office:value-type="float" office:value="55713142" table:style-name="ce15">
            <text:p>55.713.142</text:p>
          </table:table-cell>
          <table:table-cell office:value-type="percentage" office:value="0.96613605764983823" table:style-name="ce16">
            <text:p>96,6%</text:p>
          </table:table-cell>
          <table:table-cell office:value-type="float" office:value="31592444" table:style-name="ce15">
            <text:p>31.592.444</text:p>
          </table:table-cell>
          <table:table-cell office:value-type="float" office:value="26694887" table:style-name="ce15">
            <text:p>26.694.887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327207" table:style-name="ce23">
            <text:p>4.327.207</text:p>
          </table:table-cell>
          <table:table-cell office:value-type="percentage" office:value="0.93456581268240391" table:style-name="ce24">
            <text:p>93,5%</text:p>
          </table:table-cell>
          <table:table-cell office:value-type="float" office:value="4063143" table:style-name="ce23">
            <text:p>4.063.143</text:p>
          </table:table-cell>
          <table:table-cell office:value-type="percentage" office:value="0.87753475621568844" table:style-name="ce24">
            <text:p>87,8%</text:p>
          </table:table-cell>
          <table:table-cell office:value-type="date" office:date-value="2021-07-28T00:00:00" table:style-name="ce25">
            <text:p>2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25060" table:style-name="ce5">
            <text:p>725.060</text:p>
          </table:table-cell>
          <table:table-cell office:value-type="percentage" office:value="0.92090055351069044" table:style-name="ce26">
            <text:p>92,1%</text:p>
          </table:table-cell>
          <table:table-cell office:value-type="float" office:value="684874" table:style-name="ce5">
            <text:p>684.874</text:p>
          </table:table-cell>
          <table:table-cell office:value-type="percentage" office:value="0.86986021251355838" table:style-name="ce26">
            <text:p>87,0%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37347" table:style-name="ce5">
            <text:p>637.347</text:p>
          </table:table-cell>
          <table:table-cell office:value-type="percentage" office:value="0.94231221308021551" table:style-name="ce26">
            <text:p>94,2%</text:p>
          </table:table-cell>
          <table:table-cell office:value-type="float" office:value="618114" table:style-name="ce5">
            <text:p>618.114</text:p>
          </table:table-cell>
          <table:table-cell office:value-type="percentage" office:value="0.91387638331374332" table:style-name="ce26">
            <text:p>91,4%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29534" table:style-name="ce5">
            <text:p>529.534</text:p>
          </table:table-cell>
          <table:table-cell office:value-type="percentage" office:value="0.85511047091842174" table:style-name="ce26">
            <text:p>85,5%</text:p>
          </table:table-cell>
          <table:table-cell office:value-type="float" office:value="507183" table:style-name="ce5">
            <text:p>507.183</text:p>
          </table:table-cell>
          <table:table-cell office:value-type="percentage" office:value="0.81901727551359849" table:style-name="ce26">
            <text:p>81,9%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60931" table:style-name="ce5">
            <text:p>1.060.931</text:p>
          </table:table-cell>
          <table:table-cell office:value-type="percentage" office:value="0.87083259801607982" table:style-name="ce26">
            <text:p>87,1%</text:p>
          </table:table-cell>
          <table:table-cell office:value-type="float" office:value="995524" table:style-name="ce5">
            <text:p>995.524</text:p>
          </table:table-cell>
          <table:table-cell office:value-type="percentage" office:value="0.81714527269667858" table:style-name="ce26">
            <text:p>81,7%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6643" table:style-name="ce5">
            <text:p>336.643</text:p>
          </table:table-cell>
          <table:table-cell office:value-type="percentage" office:value="0.93723864515877564" table:style-name="ce26">
            <text:p>93,7%</text:p>
          </table:table-cell>
          <table:table-cell office:value-type="float" office:value="315831" table:style-name="ce5">
            <text:p>315.831</text:p>
          </table:table-cell>
          <table:table-cell office:value-type="percentage" office:value="0.87929652046571971" table:style-name="ce26">
            <text:p>87,9%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42274" table:style-name="ce5">
            <text:p>1.442.274</text:p>
          </table:table-cell>
          <table:table-cell office:value-type="percentage" office:value="0.94135715040969326" table:style-name="ce26">
            <text:p>94,1%</text:p>
          </table:table-cell>
          <table:table-cell office:value-type="float" office:value="1390265" table:style-name="ce5">
            <text:p>1.390.265</text:p>
          </table:table-cell>
          <table:table-cell office:value-type="percentage" office:value="0.90741142023938037" table:style-name="ce26">
            <text:p>90,7%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64124" table:style-name="ce5">
            <text:p>1.064.124</text:p>
          </table:table-cell>
          <table:table-cell office:value-type="percentage" office:value="0.92466428344261753" table:style-name="ce26">
            <text:p>92,5%</text:p>
          </table:table-cell>
          <table:table-cell office:value-type="float" office:value="967935" table:style-name="ce5">
            <text:p>967.935</text:p>
          </table:table-cell>
          <table:table-cell office:value-type="percentage" office:value="0.84108141832533612" table:style-name="ce26">
            <text:p>84,1%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847705" table:style-name="ce5">
            <text:p>3.847.705</text:p>
          </table:table-cell>
          <table:table-cell office:value-type="percentage" office:value="0.88890144104096303" table:style-name="ce26">
            <text:p>88,9%</text:p>
          </table:table-cell>
          <table:table-cell office:value-type="float" office:value="3695080" table:style-name="ce5">
            <text:p>3.695.080</text:p>
          </table:table-cell>
          <table:table-cell office:value-type="percentage" office:value="0.85364182980806524" table:style-name="ce26">
            <text:p>85,4%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694200" table:style-name="ce5">
            <text:p>2.694.200</text:p>
          </table:table-cell>
          <table:table-cell office:value-type="percentage" office:value="0.92934116534318389" table:style-name="ce26">
            <text:p>92,9%</text:p>
          </table:table-cell>
          <table:table-cell office:value-type="float" office:value="2508499" table:style-name="ce5">
            <text:p>2.508.499</text:p>
          </table:table-cell>
          <table:table-cell office:value-type="percentage" office:value="0.86528519928817893" table:style-name="ce26">
            <text:p>86,5%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4757" table:style-name="ce5">
            <text:p>604.757</text:p>
          </table:table-cell>
          <table:table-cell office:value-type="percentage" office:value="0.9724532391684676" table:style-name="ce26">
            <text:p>97,2%</text:p>
          </table:table-cell>
          <table:table-cell office:value-type="float" office:value="585776" table:style-name="ce5">
            <text:p>585.776</text:p>
          </table:table-cell>
          <table:table-cell office:value-type="percentage" office:value="0.94193166615210455" table:style-name="ce26">
            <text:p>94,2%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40161" table:style-name="ce5">
            <text:p>1.640.161</text:p>
          </table:table-cell>
          <table:table-cell office:value-type="percentage" office:value="0.95352598481135697" table:style-name="ce26">
            <text:p>95,4%</text:p>
          </table:table-cell>
          <table:table-cell office:value-type="float" office:value="1603523" table:style-name="ce5">
            <text:p>1.603.523</text:p>
          </table:table-cell>
          <table:table-cell office:value-type="percentage" office:value="0.9322260727713082" table:style-name="ce26">
            <text:p>93,2%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7158" table:style-name="ce5">
            <text:p>177.158</text:p>
          </table:table-cell>
          <table:table-cell office:value-type="percentage" office:value="0.93902820402732945" table:style-name="ce26">
            <text:p>93,9%</text:p>
          </table:table-cell>
          <table:table-cell office:value-type="float" office:value="163398" table:style-name="ce5">
            <text:p>163.398</text:p>
          </table:table-cell>
          <table:table-cell office:value-type="percentage" office:value="0.86609315120772179" table:style-name="ce26">
            <text:p>86,6%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27827" table:style-name="ce5">
            <text:p>3.427.827</text:p>
          </table:table-cell>
          <table:table-cell office:value-type="percentage" office:value="0.91842707406732615" table:style-name="ce26">
            <text:p>91,8%</text:p>
          </table:table-cell>
          <table:table-cell office:value-type="float" office:value="3223978" table:style-name="ce5">
            <text:p>3.223.978</text:p>
          </table:table-cell>
          <table:table-cell office:value-type="percentage" office:value="0.86380925332504532" table:style-name="ce26">
            <text:p>86,4%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33844" table:style-name="ce5">
            <text:p>733.844</text:p>
          </table:table-cell>
          <table:table-cell office:value-type="percentage" office:value="0.93246691198894016" table:style-name="ce26">
            <text:p>93,2%</text:p>
          </table:table-cell>
          <table:table-cell office:value-type="float" office:value="674638" table:style-name="ce5">
            <text:p>674.638</text:p>
          </table:table-cell>
          <table:table-cell office:value-type="percentage" office:value="0.85723615996096525" table:style-name="ce26">
            <text:p>85,7%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7202" table:style-name="ce5">
            <text:p>347.202</text:p>
          </table:table-cell>
          <table:table-cell office:value-type="percentage" office:value="0.92464407267149229" table:style-name="ce26">
            <text:p>92,5%</text:p>
          </table:table-cell>
          <table:table-cell office:value-type="float" office:value="335304" table:style-name="ce5">
            <text:p>335.304</text:p>
          </table:table-cell>
          <table:table-cell office:value-type="percentage" office:value="0.89295815157470881" table:style-name="ce26">
            <text:p>89,3%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58349" table:style-name="ce5">
            <text:p>1.258.349</text:p>
          </table:table-cell>
          <table:table-cell office:value-type="percentage" office:value="0.92986491878870281" table:style-name="ce26">
            <text:p>93,0%</text:p>
          </table:table-cell>
          <table:table-cell office:value-type="float" office:value="1232056" table:style-name="ce5">
            <text:p>1.232.056</text:p>
          </table:table-cell>
          <table:table-cell office:value-type="percentage" office:value="0.91043554084211464" table:style-name="ce26">
            <text:p>91,0%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3401" table:style-name="ce5">
            <text:p>33.401</text:p>
          </table:table-cell>
          <table:table-cell office:value-type="percentage" office:value="0.85691928780337623" table:style-name="ce26">
            <text:p>85,7%</text:p>
          </table:table-cell>
          <table:table-cell office:value-type="float" office:value="32203" table:style-name="ce5">
            <text:p>32.203</text:p>
          </table:table-cell>
          <table:table-cell office:value-type="percentage" office:value="0.82618400123146385" table:style-name="ce26">
            <text:p>82,6%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0824" table:style-name="ce5">
            <text:p>30.824</text:p>
          </table:table-cell>
          <table:table-cell office:value-type="percentage" office:value="0.82804566823371395" table:style-name="ce26">
            <text:p>82,8%</text:p>
          </table:table-cell>
          <table:table-cell office:value-type="float" office:value="29872" table:style-name="ce5">
            <text:p>29.872</text:p>
          </table:table-cell>
          <table:table-cell office:value-type="percentage" office:value="0.80247145735392877" table:style-name="ce26">
            <text:p>80,2%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435" table:style-name="ce5">
            <text:p>34.435</text:p>
          </table:table-cell>
          <table:table-cell office:value-type="string" table:style-name="ce26">
            <text:p>-</text:p>
          </table:table-cell>
          <table:table-cell office:value-type="float" office:value="31122" table:style-name="ce5">
            <text:p>31.122</text:p>
          </table:table-cell>
          <table:table-cell office:value-type="string" table:style-name="ce26">
            <text:p>-</text:p>
          </table:table-cell>
          <table:table-cell office:value-type="date" office:date-value="2021-07-28T00:00:00" table:style-name="ce8">
            <text:p>28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272" table:style-name="ce5">
            <text:p>1.272</text:p>
          </table:table-cell>
          <table:table-cell office:value-type="string" table:style-name="ce26">
            <text:p>-</text:p>
          </table:table-cell>
          <table:table-cell office:value-type="float" office:value="1161" table:style-name="ce5">
            <text:p>1.161</text:p>
          </table:table-cell>
          <table:table-cell office:value-type="string" table:style-name="ce26">
            <text:p>-</text:p>
          </table:table-cell>
          <table:table-cell office:value-type="date" office:date-value="2021-07-27T00:00:00" table:style-name="ce8">
            <text:p>27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4954255" table:style-name="ce15">
            <text:p>24.954.255</text:p>
          </table:table-cell>
          <table:table-cell office:value-type="percentage" office:value="0.92231536860932428" table:style-name="ce16">
            <text:p>92,2%</text:p>
          </table:table-cell>
          <table:table-cell office:value-type="float" office:value="23659479" table:style-name="ce15">
            <text:p>23.659.479</text:p>
          </table:table-cell>
          <table:table-cell office:value-type="percentage" office:value="0.87446013094718977" table:style-name="ce16">
            <text:p>87,4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514" table:style-name="ce35">
            <text:p>432.514</text:p>
          </table:table-cell>
          <table:table-cell office:value-type="percentage" office:value="1" table:style-name="ce36">
            <text:p>100,0%</text:p>
          </table:table-cell>
          <table:table-cell office:value-type="float" office:value="650119" table:style-name="ce35">
            <text:p>650.119</text:p>
          </table:table-cell>
          <table:table-cell office:value-type="percentage" office:value="0.99959715920360526" table:style-name="ce36">
            <text:p>100,0%</text:p>
          </table:table-cell>
          <table:table-cell office:value-type="float" office:value="905959" table:style-name="ce35">
            <text:p>905.959</text:p>
          </table:table-cell>
          <table:table-cell office:value-type="percentage" office:value="0.98887951387713979" table:style-name="ce36">
            <text:p>98,9%</text:p>
          </table:table-cell>
          <table:table-cell office:value-type="float" office:value="1170997" table:style-name="ce35">
            <text:p>1.170.997</text:p>
          </table:table-cell>
          <table:table-cell office:value-type="percentage" office:value="0.92567396114372802" table:style-name="ce36">
            <text:p>92,6%</text:p>
          </table:table-cell>
          <table:table-cell office:value-type="float" office:value="1167618" table:style-name="ce35">
            <text:p>1.167.618</text:p>
          </table:table-cell>
          <table:table-cell office:value-type="percentage" office:value="0.84297610160607717" table:style-name="ce36">
            <text:p>84,3%</text:p>
          </table:table-cell>
          <table:table-cell office:value-type="float" office:value="785244" table:style-name="ce35">
            <text:p>785.244</text:p>
          </table:table-cell>
          <table:table-cell office:value-type="percentage" office:value="0.68867943558112188" table:style-name="ce36">
            <text:p>68,9%</text:p>
          </table:table-cell>
          <table:table-cell office:value-type="float" office:value="454451" table:style-name="ce35">
            <text:p>454.451</text:p>
          </table:table-cell>
          <table:table-cell office:value-type="percentage" office:value="0.48935576823679405" table:style-name="ce36">
            <text:p>48,9%</text:p>
          </table:table-cell>
          <table:table-cell office:value-type="float" office:value="38313" table:style-name="ce35">
            <text:p>38.313</text:p>
          </table:table-cell>
          <table:table-cell office:value-type="percentage" office:value="5.0886762906972575E-2" table:style-name="ce36">
            <text:p>5,1%</text:p>
          </table:table-cell>
          <table:table-cell office:value-type="float" office:value="5605215" table:style-name="ce35">
            <text:p>5.605.215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75217844933725619" table:style-name="ce36">
            <text:p>75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910" table:style-name="ce38">
            <text:p>100.910</text:p>
          </table:table-cell>
          <table:table-cell office:value-type="percentage" office:value="1" table:style-name="ce39">
            <text:p>100,0%</text:p>
          </table:table-cell>
          <table:table-cell office:value-type="float" office:value="118555" table:style-name="ce38">
            <text:p>118.555</text:p>
          </table:table-cell>
          <table:table-cell office:value-type="percentage" office:value="0.99663738388466228" table:style-name="ce39">
            <text:p>99,7%</text:p>
          </table:table-cell>
          <table:table-cell office:value-type="float" office:value="151150" table:style-name="ce38">
            <text:p>151.150</text:p>
          </table:table-cell>
          <table:table-cell office:value-type="percentage" office:value="0.96663618282629971" table:style-name="ce39">
            <text:p>96,7%</text:p>
          </table:table-cell>
          <table:table-cell office:value-type="float" office:value="178711" table:style-name="ce38">
            <text:p>178.711</text:p>
          </table:table-cell>
          <table:table-cell office:value-type="percentage" office:value="0.90136987683213465" table:style-name="ce39">
            <text:p>90,1%</text:p>
          </table:table-cell>
          <table:table-cell office:value-type="float" office:value="175734" table:style-name="ce38">
            <text:p>175.734</text:p>
          </table:table-cell>
          <table:table-cell office:value-type="percentage" office:value="0.81758419674053118" table:style-name="ce39">
            <text:p>81,8%</text:p>
          </table:table-cell>
          <table:table-cell office:value-type="float" office:value="105954" table:style-name="ce38">
            <text:p>105.954</text:p>
          </table:table-cell>
          <table:table-cell office:value-type="percentage" office:value="0.64493626967605278" table:style-name="ce39">
            <text:p>64,5%</text:p>
          </table:table-cell>
          <table:table-cell office:value-type="float" office:value="66996" table:style-name="ce38">
            <text:p>66.996</text:p>
          </table:table-cell>
          <table:table-cell office:value-type="percentage" office:value="0.51376906618814278" table:style-name="ce39">
            <text:p>51,4%</text:p>
          </table:table-cell>
          <table:table-cell office:value-type="float" office:value="19628" table:style-name="ce38">
            <text:p>19.628</text:p>
          </table:table-cell>
          <table:table-cell office:value-type="percentage" office:value="0.19036165611149367" table:style-name="ce39">
            <text:p>19,0%</text:p>
          </table:table-cell>
          <table:table-cell office:value-type="float" office:value="917638" table:style-name="ce38">
            <text:p>917.638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7429050217106254" table:style-name="ce39">
            <text:p>77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624" table:style-name="ce38">
            <text:p>88.624</text:p>
          </table:table-cell>
          <table:table-cell office:value-type="percentage" office:value="1" table:style-name="ce39">
            <text:p>100,0%</text:p>
          </table:table-cell>
          <table:table-cell office:value-type="float" office:value="113811" table:style-name="ce38">
            <text:p>113.811</text:p>
          </table:table-cell>
          <table:table-cell office:value-type="percentage" office:value="1" table:style-name="ce39">
            <text:p>100,0%</text:p>
          </table:table-cell>
          <table:table-cell office:value-type="float" office:value="144991" table:style-name="ce38">
            <text:p>144.991</text:p>
          </table:table-cell>
          <table:table-cell office:value-type="percentage" office:value="0.96885440889530372" table:style-name="ce39">
            <text:p>96,9%</text:p>
          </table:table-cell>
          <table:table-cell office:value-type="float" office:value="148100" table:style-name="ce38">
            <text:p>148.100</text:p>
          </table:table-cell>
          <table:table-cell office:value-type="percentage" office:value="0.91057210489102036" table:style-name="ce39">
            <text:p>91,1%</text:p>
          </table:table-cell>
          <table:table-cell office:value-type="float" office:value="141821" table:style-name="ce38">
            <text:p>141.821</text:p>
          </table:table-cell>
          <table:table-cell office:value-type="percentage" office:value="0.84926314276646331" table:style-name="ce39">
            <text:p>84,9%</text:p>
          </table:table-cell>
          <table:table-cell office:value-type="float" office:value="76914" table:style-name="ce38">
            <text:p>76.914</text:p>
          </table:table-cell>
          <table:table-cell office:value-type="percentage" office:value="0.67202558300058546" table:style-name="ce39">
            <text:p>67,2%</text:p>
          </table:table-cell>
          <table:table-cell office:value-type="float" office:value="40792" table:style-name="ce38">
            <text:p>40.792</text:p>
          </table:table-cell>
          <table:table-cell office:value-type="percentage" office:value="0.51562993768249676" table:style-name="ce39">
            <text:p>51,6%</text:p>
          </table:table-cell>
          <table:table-cell office:value-type="float" office:value="5912" table:style-name="ce38">
            <text:p>5.912</text:p>
          </table:table-cell>
          <table:table-cell office:value-type="percentage" office:value="9.2374999999999999E-2" table:style-name="ce39">
            <text:p>9,2%</text:p>
          </table:table-cell>
          <table:table-cell office:value-type="float" office:value="760965" table:style-name="ce38">
            <text:p>760.965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1480137098509842" table:style-name="ce39">
            <text:p>81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986" table:style-name="ce38">
            <text:p>50.986</text:p>
          </table:table-cell>
          <table:table-cell office:value-type="percentage" office:value="1" table:style-name="ce39">
            <text:p>100,0%</text:p>
          </table:table-cell>
          <table:table-cell office:value-type="float" office:value="78174" table:style-name="ce38">
            <text:p>78.174</text:p>
          </table:table-cell>
          <table:table-cell office:value-type="percentage" office:value="0.97091261364200909" table:style-name="ce39">
            <text:p>97,1%</text:p>
          </table:table-cell>
          <table:table-cell office:value-type="float" office:value="105632" table:style-name="ce38">
            <text:p>105.632</text:p>
          </table:table-cell>
          <table:table-cell office:value-type="percentage" office:value="0.90105859371667907" table:style-name="ce39">
            <text:p>90,1%</text:p>
          </table:table-cell>
          <table:table-cell office:value-type="float" office:value="142000" table:style-name="ce38">
            <text:p>142.000</text:p>
          </table:table-cell>
          <table:table-cell office:value-type="percentage" office:value="0.85646905553176478" table:style-name="ce39">
            <text:p>85,6%</text:p>
          </table:table-cell>
          <table:table-cell office:value-type="float" office:value="152742" table:style-name="ce38">
            <text:p>152.742</text:p>
          </table:table-cell>
          <table:table-cell office:value-type="percentage" office:value="0.74084744776206279" table:style-name="ce39">
            <text:p>74,1%</text:p>
          </table:table-cell>
          <table:table-cell office:value-type="float" office:value="103508" table:style-name="ce38">
            <text:p>103.508</text:p>
          </table:table-cell>
          <table:table-cell office:value-type="percentage" office:value="0.56814152491670644" table:style-name="ce39">
            <text:p>56,8%</text:p>
          </table:table-cell>
          <table:table-cell office:value-type="float" office:value="73921" table:style-name="ce38">
            <text:p>73.921</text:p>
          </table:table-cell>
          <table:table-cell office:value-type="percentage" office:value="0.53588464717054995" table:style-name="ce39">
            <text:p>53,6%</text:p>
          </table:table-cell>
          <table:table-cell office:value-type="float" office:value="36238" table:style-name="ce38">
            <text:p>36.238</text:p>
          </table:table-cell>
          <table:table-cell office:value-type="percentage" office:value="0.37953498114788436" table:style-name="ce39">
            <text:p>38,0%</text:p>
          </table:table-cell>
          <table:table-cell office:value-type="float" office:value="743201" table:style-name="ce38">
            <text:p>743.201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1816088444215542" table:style-name="ce39">
            <text:p>71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080" table:style-name="ce38">
            <text:p>92.080</text:p>
          </table:table-cell>
          <table:table-cell office:value-type="percentage" office:value="1" table:style-name="ce39">
            <text:p>100,0%</text:p>
          </table:table-cell>
          <table:table-cell office:value-type="float" office:value="149336" table:style-name="ce38">
            <text:p>149.336</text:p>
          </table:table-cell>
          <table:table-cell office:value-type="percentage" office:value="0.96638214985989868" table:style-name="ce39">
            <text:p>96,6%</text:p>
          </table:table-cell>
          <table:table-cell office:value-type="float" office:value="217015" table:style-name="ce38">
            <text:p>217.015</text:p>
          </table:table-cell>
          <table:table-cell office:value-type="percentage" office:value="0.92310669865414396" table:style-name="ce39">
            <text:p>92,3%</text:p>
          </table:table-cell>
          <table:table-cell office:value-type="float" office:value="308282" table:style-name="ce38">
            <text:p>308.282</text:p>
          </table:table-cell>
          <table:table-cell office:value-type="percentage" office:value="0.87951910348290496" table:style-name="ce39">
            <text:p>88,0%</text:p>
          </table:table-cell>
          <table:table-cell office:value-type="float" office:value="294218" table:style-name="ce38">
            <text:p>294.218</text:p>
          </table:table-cell>
          <table:table-cell office:value-type="percentage" office:value="0.75844237531062786" table:style-name="ce39">
            <text:p>75,8%</text:p>
          </table:table-cell>
          <table:table-cell office:value-type="float" office:value="190878" table:style-name="ce38">
            <text:p>190.878</text:p>
          </table:table-cell>
          <table:table-cell office:value-type="percentage" office:value="0.61388590504737339" table:style-name="ce39">
            <text:p>61,4%</text:p>
          </table:table-cell>
          <table:table-cell office:value-type="float" office:value="141638" table:style-name="ce38">
            <text:p>141.638</text:p>
          </table:table-cell>
          <table:table-cell office:value-type="percentage" office:value="0.5626181737292848" table:style-name="ce39">
            <text:p>56,3%</text:p>
          </table:table-cell>
          <table:table-cell office:value-type="float" office:value="41566" table:style-name="ce38">
            <text:p>41.566</text:p>
          </table:table-cell>
          <table:table-cell office:value-type="percentage" office:value="0.23118294521043176" table:style-name="ce39">
            <text:p>23,1%</text:p>
          </table:table-cell>
          <table:table-cell office:value-type="float" office:value="1435013" table:style-name="ce38">
            <text:p>1.435.013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3186047958612266" table:style-name="ce39">
            <text:p>73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278" table:style-name="ce38">
            <text:p>42.278</text:p>
          </table:table-cell>
          <table:table-cell office:value-type="percentage" office:value="1" table:style-name="ce39">
            <text:p>100,0%</text:p>
          </table:table-cell>
          <table:table-cell office:value-type="float" office:value="55834" table:style-name="ce38">
            <text:p>55.834</text:p>
          </table:table-cell>
          <table:table-cell office:value-type="percentage" office:value="1" table:style-name="ce39">
            <text:p>100,0%</text:p>
          </table:table-cell>
          <table:table-cell office:value-type="float" office:value="75227" table:style-name="ce38">
            <text:p>75.227</text:p>
          </table:table-cell>
          <table:table-cell office:value-type="percentage" office:value="0.97261620014221994" table:style-name="ce39">
            <text:p>97,3%</text:p>
          </table:table-cell>
          <table:table-cell office:value-type="float" office:value="81553" table:style-name="ce38">
            <text:p>81.553</text:p>
          </table:table-cell>
          <table:table-cell office:value-type="percentage" office:value="0.90650704726334974" table:style-name="ce39">
            <text:p>90,7%</text:p>
          </table:table-cell>
          <table:table-cell office:value-type="float" office:value="81751" table:style-name="ce38">
            <text:p>81.751</text:p>
          </table:table-cell>
          <table:table-cell office:value-type="percentage" office:value="0.83616483752518689" table:style-name="ce39">
            <text:p>83,6%</text:p>
          </table:table-cell>
          <table:table-cell office:value-type="float" office:value="41664" table:style-name="ce38">
            <text:p>41.664</text:p>
          </table:table-cell>
          <table:table-cell office:value-type="percentage" office:value="0.5912051423949598" table:style-name="ce39">
            <text:p>59,1%</text:p>
          </table:table-cell>
          <table:table-cell office:value-type="float" office:value="6597" table:style-name="ce38">
            <text:p>6.597</text:p>
          </table:table-cell>
          <table:table-cell office:value-type="percentage" office:value="0.13062073062073062" table:style-name="ce39">
            <text:p>13,1%</text:p>
          </table:table-cell>
          <table:table-cell office:value-type="float" office:value="582" table:style-name="ce38">
            <text:p>582</text:p>
          </table:table-cell>
          <table:table-cell office:value-type="percentage" office:value="1.3238405022405204E-2" table:style-name="ce39">
            <text:p>1,3%</text:p>
          </table:table-cell>
          <table:table-cell office:value-type="float" office:value="385486" table:style-name="ce38">
            <text:p>385.486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3548204919799975" table:style-name="ce39">
            <text:p>73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778" table:style-name="ce38">
            <text:p>228.778</text:p>
          </table:table-cell>
          <table:table-cell office:value-type="percentage" office:value="1" table:style-name="ce39">
            <text:p>100,0%</text:p>
          </table:table-cell>
          <table:table-cell office:value-type="float" office:value="249401" table:style-name="ce38">
            <text:p>249.401</text:p>
          </table:table-cell>
          <table:table-cell office:value-type="percentage" office:value="1" table:style-name="ce39">
            <text:p>100,0%</text:p>
          </table:table-cell>
          <table:table-cell office:value-type="float" office:value="314306" table:style-name="ce38">
            <text:p>314.306</text:p>
          </table:table-cell>
          <table:table-cell office:value-type="percentage" office:value="0.98659970179706502" table:style-name="ce39">
            <text:p>98,7%</text:p>
          </table:table-cell>
          <table:table-cell office:value-type="float" office:value="342815" table:style-name="ce38">
            <text:p>342.815</text:p>
          </table:table-cell>
          <table:table-cell office:value-type="percentage" office:value="0.89936380927395554" table:style-name="ce39">
            <text:p>89,9%</text:p>
          </table:table-cell>
          <table:table-cell office:value-type="float" office:value="306974" table:style-name="ce38">
            <text:p>306.974</text:p>
          </table:table-cell>
          <table:table-cell office:value-type="percentage" office:value="0.84494845928352214" table:style-name="ce39">
            <text:p>84,5%</text:p>
          </table:table-cell>
          <table:table-cell office:value-type="float" office:value="185057" table:style-name="ce38">
            <text:p>185.057</text:p>
          </table:table-cell>
          <table:table-cell office:value-type="percentage" office:value="0.69107075505166493" table:style-name="ce39">
            <text:p>69,1%</text:p>
          </table:table-cell>
          <table:table-cell office:value-type="float" office:value="61092" table:style-name="ce38">
            <text:p>61.092</text:p>
          </table:table-cell>
          <table:table-cell office:value-type="percentage" office:value="0.28952731201956344" table:style-name="ce39">
            <text:p>29,0%</text:p>
          </table:table-cell>
          <table:table-cell office:value-type="float" office:value="3845" table:style-name="ce38">
            <text:p>3.845</text:p>
          </table:table-cell>
          <table:table-cell office:value-type="percentage" office:value="2.3254829383943583E-2" table:style-name="ce39">
            <text:p>2,3%</text:p>
          </table:table-cell>
          <table:table-cell office:value-type="float" office:value="1692268" table:style-name="ce38">
            <text:p>1.692.268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7760628015216982" table:style-name="ce39">
            <text:p>77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512" table:style-name="ce38">
            <text:p>137.512</text:p>
          </table:table-cell>
          <table:table-cell office:value-type="percentage" office:value="1" table:style-name="ce39">
            <text:p>100,0%</text:p>
          </table:table-cell>
          <table:table-cell office:value-type="float" office:value="157660" table:style-name="ce38">
            <text:p>157.660</text:p>
          </table:table-cell>
          <table:table-cell office:value-type="percentage" office:value="0.99094286019572475" table:style-name="ce39">
            <text:p>99,1%</text:p>
          </table:table-cell>
          <table:table-cell office:value-type="float" office:value="217604" table:style-name="ce38">
            <text:p>217.604</text:p>
          </table:table-cell>
          <table:table-cell office:value-type="percentage" office:value="0.99615462086392847" table:style-name="ce39">
            <text:p>99,6%</text:p>
          </table:table-cell>
          <table:table-cell office:value-type="float" office:value="279470" table:style-name="ce38">
            <text:p>279.470</text:p>
          </table:table-cell>
          <table:table-cell office:value-type="percentage" office:value="0.90891055620239491" table:style-name="ce39">
            <text:p>90,9%</text:p>
          </table:table-cell>
          <table:table-cell office:value-type="float" office:value="271878" table:style-name="ce38">
            <text:p>271.878</text:p>
          </table:table-cell>
          <table:table-cell office:value-type="percentage" office:value="0.82236505799972781" table:style-name="ce39">
            <text:p>82,2%</text:p>
          </table:table-cell>
          <table:table-cell office:value-type="float" office:value="176650" table:style-name="ce38">
            <text:p>176.650</text:p>
          </table:table-cell>
          <table:table-cell office:value-type="percentage" office:value="0.66434500058292367" table:style-name="ce39">
            <text:p>66,4%</text:p>
          </table:table-cell>
          <table:table-cell office:value-type="float" office:value="116408" table:style-name="ce38">
            <text:p>116.408</text:p>
          </table:table-cell>
          <table:table-cell office:value-type="percentage" office:value="0.53376373865715376" table:style-name="ce39">
            <text:p>53,4%</text:p>
          </table:table-cell>
          <table:table-cell office:value-type="float" office:value="9230" table:style-name="ce38">
            <text:p>9.230</text:p>
          </table:table-cell>
          <table:table-cell office:value-type="percentage" office:value="5.3054514519577864E-2" table:style-name="ce39">
            <text:p>5,3%</text:p>
          </table:table-cell>
          <table:table-cell office:value-type="float" office:value="1366412" table:style-name="ce38">
            <text:p>1.366.412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5543127316473391" table:style-name="ce39">
            <text:p>75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6818" table:style-name="ce38">
            <text:p>456.818</text:p>
          </table:table-cell>
          <table:table-cell office:value-type="percentage" office:value="1" table:style-name="ce39">
            <text:p>100,0%</text:p>
          </table:table-cell>
          <table:table-cell office:value-type="float" office:value="613679" table:style-name="ce38">
            <text:p>613.679</text:p>
          </table:table-cell>
          <table:table-cell office:value-type="percentage" office:value="0.9659794236351158" table:style-name="ce39">
            <text:p>96,6%</text:p>
          </table:table-cell>
          <table:table-cell office:value-type="float" office:value="776301" table:style-name="ce38">
            <text:p>776.301</text:p>
          </table:table-cell>
          <table:table-cell office:value-type="percentage" office:value="0.92683360713671703" table:style-name="ce39">
            <text:p>92,7%</text:p>
          </table:table-cell>
          <table:table-cell office:value-type="float" office:value="971020" table:style-name="ce38">
            <text:p>971.020</text:p>
          </table:table-cell>
          <table:table-cell office:value-type="percentage" office:value="0.88939163567751744" table:style-name="ce39">
            <text:p>88,9%</text:p>
          </table:table-cell>
          <table:table-cell office:value-type="float" office:value="1029887" table:style-name="ce38">
            <text:p>1.029.887</text:p>
          </table:table-cell>
          <table:table-cell office:value-type="percentage" office:value="0.78214018553185671" table:style-name="ce39">
            <text:p>78,2%</text:p>
          </table:table-cell>
          <table:table-cell office:value-type="float" office:value="591433" table:style-name="ce38">
            <text:p>591.433</text:p>
          </table:table-cell>
          <table:table-cell office:value-type="percentage" office:value="0.56615313042046533" table:style-name="ce39">
            <text:p>56,6%</text:p>
          </table:table-cell>
          <table:table-cell office:value-type="float" office:value="408224" table:style-name="ce38">
            <text:p>408.224</text:p>
          </table:table-cell>
          <table:table-cell office:value-type="percentage" office:value="0.48659788899020784" table:style-name="ce39">
            <text:p>48,7%</text:p>
          </table:table-cell>
          <table:table-cell office:value-type="float" office:value="133932" table:style-name="ce38">
            <text:p>133.932</text:p>
          </table:table-cell>
          <table:table-cell office:value-type="percentage" office:value="0.20411298360475855" table:style-name="ce39">
            <text:p>20,4%</text:p>
          </table:table-cell>
          <table:table-cell office:value-type="float" office:value="4981294" table:style-name="ce38">
            <text:p>4.981.294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2525231641905785" table:style-name="ce39">
            <text:p>72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720" table:style-name="ce38">
            <text:p>295.720</text:p>
          </table:table-cell>
          <table:table-cell office:value-type="percentage" office:value="1" table:style-name="ce39">
            <text:p>100,0%</text:p>
          </table:table-cell>
          <table:table-cell office:value-type="float" office:value="431484" table:style-name="ce38">
            <text:p>431.484</text:p>
          </table:table-cell>
          <table:table-cell office:value-type="percentage" office:value="0.98543376680323935" table:style-name="ce39">
            <text:p>98,5%</text:p>
          </table:table-cell>
          <table:table-cell office:value-type="float" office:value="552952" table:style-name="ce38">
            <text:p>552.952</text:p>
          </table:table-cell>
          <table:table-cell office:value-type="percentage" office:value="0.95217037924811621" table:style-name="ce39">
            <text:p>95,2%</text:p>
          </table:table-cell>
          <table:table-cell office:value-type="float" office:value="699088" table:style-name="ce38">
            <text:p>699.088</text:p>
          </table:table-cell>
          <table:table-cell office:value-type="percentage" office:value="0.92922558331804761" table:style-name="ce39">
            <text:p>92,9%</text:p>
          </table:table-cell>
          <table:table-cell office:value-type="float" office:value="714956" table:style-name="ce38">
            <text:p>714.956</text:p>
          </table:table-cell>
          <table:table-cell office:value-type="percentage" office:value="0.83955621732574903" table:style-name="ce39">
            <text:p>84,0%</text:p>
          </table:table-cell>
          <table:table-cell office:value-type="float" office:value="415010" table:style-name="ce38">
            <text:p>415.010</text:p>
          </table:table-cell>
          <table:table-cell office:value-type="percentage" office:value="0.63969825466775798" table:style-name="ce39">
            <text:p>64,0%</text:p>
          </table:table-cell>
          <table:table-cell office:value-type="float" office:value="128196" table:style-name="ce38">
            <text:p>128.196</text:p>
          </table:table-cell>
          <table:table-cell office:value-type="percentage" office:value="0.24838120923960427" table:style-name="ce39">
            <text:p>24,8%</text:p>
          </table:table-cell>
          <table:table-cell office:value-type="float" office:value="4532" table:style-name="ce38">
            <text:p>4.532</text:p>
          </table:table-cell>
          <table:table-cell office:value-type="percentage" office:value="1.0675309930252444E-2" table:style-name="ce39">
            <text:p>1,1%</text:p>
          </table:table-cell>
          <table:table-cell office:value-type="float" office:value="3241938" table:style-name="ce38">
            <text:p>3.241.938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72228308201099756" table:style-name="ce39">
            <text:p>72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72" table:style-name="ce38">
            <text:p>78.072</text:p>
          </table:table-cell>
          <table:table-cell office:value-type="percentage" office:value="1" table:style-name="ce39">
            <text:p>100,0%</text:p>
          </table:table-cell>
          <table:table-cell office:value-type="float" office:value="95662" table:style-name="ce38">
            <text:p>95.662</text:p>
          </table:table-cell>
          <table:table-cell office:value-type="percentage" office:value="1" table:style-name="ce39">
            <text:p>100,0%</text:p>
          </table:table-cell>
          <table:table-cell office:value-type="float" office:value="131026" table:style-name="ce38">
            <text:p>131.026</text:p>
          </table:table-cell>
          <table:table-cell office:value-type="percentage" office:value="1" table:style-name="ce39">
            <text:p>100,0%</text:p>
          </table:table-cell>
          <table:table-cell office:value-type="float" office:value="158234" table:style-name="ce38">
            <text:p>158.234</text:p>
          </table:table-cell>
          <table:table-cell office:value-type="percentage" office:value="0.93510069969742815" table:style-name="ce39">
            <text:p>93,5%</text:p>
          </table:table-cell>
          <table:table-cell office:value-type="float" office:value="141763" table:style-name="ce38">
            <text:p>141.763</text:p>
          </table:table-cell>
          <table:table-cell office:value-type="percentage" office:value="0.88882967384353018" table:style-name="ce39">
            <text:p>88,9%</text:p>
          </table:table-cell>
          <table:table-cell office:value-type="float" office:value="99608" table:style-name="ce38">
            <text:p>99.608</text:p>
          </table:table-cell>
          <table:table-cell office:value-type="percentage" office:value="0.74624472763505867" table:style-name="ce39">
            <text:p>74,6%</text:p>
          </table:table-cell>
          <table:table-cell office:value-type="float" office:value="44638" table:style-name="ce38">
            <text:p>44.638</text:p>
          </table:table-cell>
          <table:table-cell office:value-type="percentage" office:value="0.39391104835863044" table:style-name="ce39">
            <text:p>39,4%</text:p>
          </table:table-cell>
          <table:table-cell office:value-type="float" office:value="2207" table:style-name="ce38">
            <text:p>2.207</text:p>
          </table:table-cell>
          <table:table-cell office:value-type="percentage" office:value="2.6041297935103246E-2" table:style-name="ce39">
            <text:p>2,6%</text:p>
          </table:table-cell>
          <table:table-cell office:value-type="float" office:value="751210" table:style-name="ce38">
            <text:p>751.210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8789684058831366" table:style-name="ce39">
            <text:p>78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324" table:style-name="ce38">
            <text:p>241.324</text:p>
          </table:table-cell>
          <table:table-cell office:value-type="percentage" office:value="1" table:style-name="ce39">
            <text:p>100,0%</text:p>
          </table:table-cell>
          <table:table-cell office:value-type="float" office:value="289720" table:style-name="ce38">
            <text:p>289.720</text:p>
          </table:table-cell>
          <table:table-cell office:value-type="percentage" office:value="0.99985505345766523" table:style-name="ce39">
            <text:p>100,0%</text:p>
          </table:table-cell>
          <table:table-cell office:value-type="float" office:value="338539" table:style-name="ce38">
            <text:p>338.539</text:p>
          </table:table-cell>
          <table:table-cell office:value-type="percentage" office:value="0.97582200289974552" table:style-name="ce39">
            <text:p>97,6%</text:p>
          </table:table-cell>
          <table:table-cell office:value-type="float" office:value="381194" table:style-name="ce38">
            <text:p>381.194</text:p>
          </table:table-cell>
          <table:table-cell office:value-type="percentage" office:value="0.93915824277080684" table:style-name="ce39">
            <text:p>93,9%</text:p>
          </table:table-cell>
          <table:table-cell office:value-type="float" office:value="389384" table:style-name="ce38">
            <text:p>389.384</text:p>
          </table:table-cell>
          <table:table-cell office:value-type="percentage" office:value="0.87853238000906997" table:style-name="ce39">
            <text:p>87,9%</text:p>
          </table:table-cell>
          <table:table-cell office:value-type="float" office:value="225199" table:style-name="ce38">
            <text:p>225.199</text:p>
          </table:table-cell>
          <table:table-cell office:value-type="percentage" office:value="0.69633095037846926" table:style-name="ce39">
            <text:p>69,6%</text:p>
          </table:table-cell>
          <table:table-cell office:value-type="float" office:value="27170" table:style-name="ce38">
            <text:p>27.170</text:p>
          </table:table-cell>
          <table:table-cell office:value-type="percentage" office:value="0.11762872270879424" table:style-name="ce39">
            <text:p>11,8%</text:p>
          </table:table-cell>
          <table:table-cell office:value-type="float" office:value="3999" table:style-name="ce38">
            <text:p>3.999</text:p>
          </table:table-cell>
          <table:table-cell office:value-type="percentage" office:value="2.2215802718783158E-2" table:style-name="ce39">
            <text:p>2,2%</text:p>
          </table:table-cell>
          <table:table-cell office:value-type="float" office:value="1896529" table:style-name="ce38">
            <text:p>1.896.529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7267521614408163" table:style-name="ce39">
            <text:p>77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41" table:style-name="ce38">
            <text:p>23.341</text:p>
          </table:table-cell>
          <table:table-cell office:value-type="percentage" office:value="1" table:style-name="ce39">
            <text:p>100,0%</text:p>
          </table:table-cell>
          <table:table-cell office:value-type="float" office:value="28573" table:style-name="ce38">
            <text:p>28.573</text:p>
          </table:table-cell>
          <table:table-cell office:value-type="percentage" office:value="1" table:style-name="ce39">
            <text:p>100,0%</text:p>
          </table:table-cell>
          <table:table-cell office:value-type="float" office:value="37147" table:style-name="ce38">
            <text:p>37.147</text:p>
          </table:table-cell>
          <table:table-cell office:value-type="percentage" office:value="0.98486133941354259" table:style-name="ce39">
            <text:p>98,5%</text:p>
          </table:table-cell>
          <table:table-cell office:value-type="float" office:value="43678" table:style-name="ce38">
            <text:p>43.678</text:p>
          </table:table-cell>
          <table:table-cell office:value-type="percentage" office:value="0.91637294394091973" table:style-name="ce39">
            <text:p>91,6%</text:p>
          </table:table-cell>
          <table:table-cell office:value-type="float" office:value="44419" table:style-name="ce38">
            <text:p>44.419</text:p>
          </table:table-cell>
          <table:table-cell office:value-type="percentage" office:value="0.8389332728955371" table:style-name="ce39">
            <text:p>83,9%</text:p>
          </table:table-cell>
          <table:table-cell office:value-type="float" office:value="25268" table:style-name="ce38">
            <text:p>25.268</text:p>
          </table:table-cell>
          <table:table-cell office:value-type="percentage" office:value="0.64264096238459778" table:style-name="ce39">
            <text:p>64,3%</text:p>
          </table:table-cell>
          <table:table-cell office:value-type="float" office:value="8853" table:style-name="ce38">
            <text:p>8.853</text:p>
          </table:table-cell>
          <table:table-cell office:value-type="percentage" office:value="0.29066255171055222" table:style-name="ce39">
            <text:p>29,1%</text:p>
          </table:table-cell>
          <table:table-cell office:value-type="float" office:value="461" table:style-name="ce38">
            <text:p>461</text:p>
          </table:table-cell>
          <table:table-cell office:value-type="percentage" office:value="1.8055773147422842E-2" table:style-name="ce39">
            <text:p>1,8%</text:p>
          </table:table-cell>
          <table:table-cell office:value-type="float" office:value="211740" table:style-name="ce38">
            <text:p>211.740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4564214529703843" table:style-name="ce39">
            <text:p>74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2504" table:style-name="ce38">
            <text:p>372.504</text:p>
          </table:table-cell>
          <table:table-cell office:value-type="percentage" office:value="1" table:style-name="ce39">
            <text:p>100,0%</text:p>
          </table:table-cell>
          <table:table-cell office:value-type="float" office:value="507985" table:style-name="ce38">
            <text:p>507.985</text:p>
          </table:table-cell>
          <table:table-cell office:value-type="percentage" office:value="0.9656022551660296" table:style-name="ce39">
            <text:p>96,6%</text:p>
          </table:table-cell>
          <table:table-cell office:value-type="float" office:value="676500" table:style-name="ce38">
            <text:p>676.500</text:p>
          </table:table-cell>
          <table:table-cell office:value-type="percentage" office:value="0.9618624728609757" table:style-name="ce39">
            <text:p>96,2%</text:p>
          </table:table-cell>
          <table:table-cell office:value-type="float" office:value="911993" table:style-name="ce38">
            <text:p>911.993</text:p>
          </table:table-cell>
          <table:table-cell office:value-type="percentage" office:value="0.93750918755775958" table:style-name="ce39">
            <text:p>93,8%</text:p>
          </table:table-cell>
          <table:table-cell office:value-type="float" office:value="958845" table:style-name="ce38">
            <text:p>958.845</text:p>
          </table:table-cell>
          <table:table-cell office:value-type="percentage" office:value="0.82235750288815068" table:style-name="ce39">
            <text:p>82,2%</text:p>
          </table:table-cell>
          <table:table-cell office:value-type="float" office:value="605247" table:style-name="ce38">
            <text:p>605.247</text:p>
          </table:table-cell>
          <table:table-cell office:value-type="percentage" office:value="0.63734362495261365" table:style-name="ce39">
            <text:p>63,7%</text:p>
          </table:table-cell>
          <table:table-cell office:value-type="float" office:value="409145" table:style-name="ce38">
            <text:p>409.145</text:p>
          </table:table-cell>
          <table:table-cell office:value-type="percentage" office:value="0.55105559109734337" table:style-name="ce39">
            <text:p>55,1%</text:p>
          </table:table-cell>
          <table:table-cell office:value-type="float" office:value="85933" table:style-name="ce38">
            <text:p>85.933</text:p>
          </table:table-cell>
          <table:table-cell office:value-type="percentage" office:value="0.15524205931979868" table:style-name="ce39">
            <text:p>15,5%</text:p>
          </table:table-cell>
          <table:table-cell office:value-type="float" office:value="4528152" table:style-name="ce38">
            <text:p>4.528.152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5747737053769548" table:style-name="ce39">
            <text:p>75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564" table:style-name="ce38">
            <text:p>73.564</text:p>
          </table:table-cell>
          <table:table-cell office:value-type="percentage" office:value="1" table:style-name="ce39">
            <text:p>100,0%</text:p>
          </table:table-cell>
          <table:table-cell office:value-type="float" office:value="102175" table:style-name="ce38">
            <text:p>102.175</text:p>
          </table:table-cell>
          <table:table-cell office:value-type="percentage" office:value="0.99296397438264705" table:style-name="ce39">
            <text:p>99,3%</text:p>
          </table:table-cell>
          <table:table-cell office:value-type="float" office:value="142917" table:style-name="ce38">
            <text:p>142.917</text:p>
          </table:table-cell>
          <table:table-cell office:value-type="percentage" office:value="0.9728267158581162" table:style-name="ce39">
            <text:p>97,3%</text:p>
          </table:table-cell>
          <table:table-cell office:value-type="float" office:value="199694" table:style-name="ce38">
            <text:p>199.694</text:p>
          </table:table-cell>
          <table:table-cell office:value-type="percentage" office:value="0.93640507183854149" table:style-name="ce39">
            <text:p>93,6%</text:p>
          </table:table-cell>
          <table:table-cell office:value-type="float" office:value="215494" table:style-name="ce38">
            <text:p>215.494</text:p>
          </table:table-cell>
          <table:table-cell office:value-type="percentage" office:value="0.8478774930456372" table:style-name="ce39">
            <text:p>84,8%</text:p>
          </table:table-cell>
          <table:table-cell office:value-type="float" office:value="137633" table:style-name="ce38">
            <text:p>137.633</text:p>
          </table:table-cell>
          <table:table-cell office:value-type="percentage" office:value="0.65852164801462176" table:style-name="ce39">
            <text:p>65,9%</text:p>
          </table:table-cell>
          <table:table-cell office:value-type="float" office:value="89407" table:style-name="ce38">
            <text:p>89.407</text:p>
          </table:table-cell>
          <table:table-cell office:value-type="percentage" office:value="0.51905972783428544" table:style-name="ce39">
            <text:p>51,9%</text:p>
          </table:table-cell>
          <table:table-cell office:value-type="float" office:value="2013" table:style-name="ce38">
            <text:p>2.013</text:p>
          </table:table-cell>
          <table:table-cell office:value-type="percentage" office:value="1.4186646369825362E-2" table:style-name="ce39">
            <text:p>1,4%</text:p>
          </table:table-cell>
          <table:table-cell office:value-type="float" office:value="962897" table:style-name="ce38">
            <text:p>962.897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73495901573652223" table:style-name="ce39">
            <text:p>73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15" table:style-name="ce38">
            <text:p>42.415</text:p>
          </table:table-cell>
          <table:table-cell office:value-type="percentage" office:value="1" table:style-name="ce39">
            <text:p>100,0%</text:p>
          </table:table-cell>
          <table:table-cell office:value-type="float" office:value="55715" table:style-name="ce38">
            <text:p>55.715</text:p>
          </table:table-cell>
          <table:table-cell office:value-type="percentage" office:value="0.99861987381703465" table:style-name="ce39">
            <text:p>99,9%</text:p>
          </table:table-cell>
          <table:table-cell office:value-type="float" office:value="70122" table:style-name="ce38">
            <text:p>70.122</text:p>
          </table:table-cell>
          <table:table-cell office:value-type="percentage" office:value="0.94959644656302478" table:style-name="ce39">
            <text:p>95,0%</text:p>
          </table:table-cell>
          <table:table-cell office:value-type="float" office:value="88652" table:style-name="ce38">
            <text:p>88.652</text:p>
          </table:table-cell>
          <table:table-cell office:value-type="percentage" office:value="0.91683041346929484" table:style-name="ce39">
            <text:p>91,7%</text:p>
          </table:table-cell>
          <table:table-cell office:value-type="float" office:value="90298" table:style-name="ce38">
            <text:p>90.298</text:p>
          </table:table-cell>
          <table:table-cell office:value-type="percentage" office:value="0.83607710968315396" table:style-name="ce39">
            <text:p>83,6%</text:p>
          </table:table-cell>
          <table:table-cell office:value-type="float" office:value="53538" table:style-name="ce38">
            <text:p>53.538</text:p>
          </table:table-cell>
          <table:table-cell office:value-type="percentage" office:value="0.65819205566688388" table:style-name="ce39">
            <text:p>65,8%</text:p>
          </table:table-cell>
          <table:table-cell office:value-type="float" office:value="34282" table:style-name="ce38">
            <text:p>34.282</text:p>
          </table:table-cell>
          <table:table-cell office:value-type="percentage" office:value="0.50320724529188132" table:style-name="ce39">
            <text:p>50,3%</text:p>
          </table:table-cell>
          <table:table-cell office:value-type="float" office:value="5380" table:style-name="ce38">
            <text:p>5.380</text:p>
          </table:table-cell>
          <table:table-cell office:value-type="percentage" office:value="9.5410371000922187E-2" table:style-name="ce39">
            <text:p>9,5%</text:p>
          </table:table-cell>
          <table:table-cell office:value-type="float" office:value="440402" table:style-name="ce38">
            <text:p>440.402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5754531662291824" table:style-name="ce39">
            <text:p>75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676" table:style-name="ce38">
            <text:p>163.676</text:p>
          </table:table-cell>
          <table:table-cell office:value-type="percentage" office:value="1" table:style-name="ce39">
            <text:p>100,0%</text:p>
          </table:table-cell>
          <table:table-cell office:value-type="float" office:value="212908" table:style-name="ce38">
            <text:p>212.908</text:p>
          </table:table-cell>
          <table:table-cell office:value-type="percentage" office:value="0.99918810217710641" table:style-name="ce39">
            <text:p>99,9%</text:p>
          </table:table-cell>
          <table:table-cell office:value-type="float" office:value="273442" table:style-name="ce38">
            <text:p>273.442</text:p>
          </table:table-cell>
          <table:table-cell office:value-type="percentage" office:value="0.97616370185528289" table:style-name="ce39">
            <text:p>97,6%</text:p>
          </table:table-cell>
          <table:table-cell office:value-type="float" office:value="310026" table:style-name="ce38">
            <text:p>310.026</text:p>
          </table:table-cell>
          <table:table-cell office:value-type="percentage" office:value="0.91190286401727172" table:style-name="ce39">
            <text:p>91,2%</text:p>
          </table:table-cell>
          <table:table-cell office:value-type="float" office:value="298297" table:style-name="ce38">
            <text:p>298.297</text:p>
          </table:table-cell>
          <table:table-cell office:value-type="percentage" office:value="0.82372222360293046" table:style-name="ce39">
            <text:p>82,4%</text:p>
          </table:table-cell>
          <table:table-cell office:value-type="float" office:value="156137" table:style-name="ce38">
            <text:p>156.137</text:p>
          </table:table-cell>
          <table:table-cell office:value-type="percentage" office:value="0.59927535953758115" table:style-name="ce39">
            <text:p>59,9%</text:p>
          </table:table-cell>
          <table:table-cell office:value-type="float" office:value="54000" table:style-name="ce38">
            <text:p>54.000</text:p>
          </table:table-cell>
          <table:table-cell office:value-type="percentage" office:value="0.26794486290154512" table:style-name="ce39">
            <text:p>26,8%</text:p>
          </table:table-cell>
          <table:table-cell office:value-type="float" office:value="11868" table:style-name="ce38">
            <text:p>11.868</text:p>
          </table:table-cell>
          <table:table-cell office:value-type="percentage" office:value="7.0388954129746273E-2" table:style-name="ce39">
            <text:p>7,0%</text:p>
          </table:table-cell>
          <table:table-cell office:value-type="float" office:value="1480354" table:style-name="ce38">
            <text:p>1.480.354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4616760662982762" table:style-name="ce39">
            <text:p>74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4" table:style-name="ce38">
            <text:p>2.374</text:p>
          </table:table-cell>
          <table:table-cell office:value-type="percentage" office:value="0.91132437619961615" table:style-name="ce39">
            <text:p>91,1%</text:p>
          </table:table-cell>
          <table:table-cell office:value-type="float" office:value="3826" table:style-name="ce38">
            <text:p>3.826</text:p>
          </table:table-cell>
          <table:table-cell office:value-type="percentage" office:value="0.8860583603520148" table:style-name="ce39">
            <text:p>88,6%</text:p>
          </table:table-cell>
          <table:table-cell office:value-type="float" office:value="7340" table:style-name="ce38">
            <text:p>7.340</text:p>
          </table:table-cell>
          <table:table-cell office:value-type="percentage" office:value="0.93419880361461116" table:style-name="ce39">
            <text:p>93,4%</text:p>
          </table:table-cell>
          <table:table-cell office:value-type="float" office:value="9874" table:style-name="ce38">
            <text:p>9.874</text:p>
          </table:table-cell>
          <table:table-cell office:value-type="percentage" office:value="0.85444790584977504" table:style-name="ce39">
            <text:p>85,4%</text:p>
          </table:table-cell>
          <table:table-cell office:value-type="float" office:value="9987" table:style-name="ce38">
            <text:p>9.987</text:p>
          </table:table-cell>
          <table:table-cell office:value-type="percentage" office:value="0.7899857617465591" table:style-name="ce39">
            <text:p>79,0%</text:p>
          </table:table-cell>
          <table:table-cell office:value-type="float" office:value="7684" table:style-name="ce38">
            <text:p>7.684</text:p>
          </table:table-cell>
          <table:table-cell office:value-type="percentage" office:value="0.64604002017824114" table:style-name="ce39">
            <text:p>64,6%</text:p>
          </table:table-cell>
          <table:table-cell office:value-type="float" office:value="6974" table:style-name="ce38">
            <text:p>6.974</text:p>
          </table:table-cell>
          <table:table-cell office:value-type="percentage" office:value="0.6359077231695085" table:style-name="ce39">
            <text:p>63,6%</text:p>
          </table:table-cell>
          <table:table-cell office:value-type="float" office:value="3085" table:style-name="ce38">
            <text:p>3.085</text:p>
          </table:table-cell>
          <table:table-cell office:value-type="percentage" office:value="0.33804514573745342" table:style-name="ce39">
            <text:p>33,8%</text:p>
          </table:table-cell>
          <table:table-cell office:value-type="float" office:value="51144" table:style-name="ce38">
            <text:p>51.144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2069329951384486" table:style-name="ce39">
            <text:p>72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84" table:style-name="ce38">
            <text:p>1.984</text:p>
          </table:table-cell>
          <table:table-cell office:value-type="percentage" office:value="0.84461472967220097" table:style-name="ce39">
            <text:p>84,5%</text:p>
          </table:table-cell>
          <table:table-cell office:value-type="float" office:value="3262" table:style-name="ce38">
            <text:p>3.262</text:p>
          </table:table-cell>
          <table:table-cell office:value-type="percentage" office:value="0.87033084311632869" table:style-name="ce39">
            <text:p>87,0%</text:p>
          </table:table-cell>
          <table:table-cell office:value-type="float" office:value="6919" table:style-name="ce38">
            <text:p>6.919</text:p>
          </table:table-cell>
          <table:table-cell office:value-type="percentage" office:value="0.88399131212469662" table:style-name="ce39">
            <text:p>88,4%</text:p>
          </table:table-cell>
          <table:table-cell office:value-type="float" office:value="9257" table:style-name="ce38">
            <text:p>9.257</text:p>
          </table:table-cell>
          <table:table-cell office:value-type="percentage" office:value="0.81927604212762195" table:style-name="ce39">
            <text:p>81,9%</text:p>
          </table:table-cell>
          <table:table-cell office:value-type="float" office:value="9402" table:style-name="ce38">
            <text:p>9.402</text:p>
          </table:table-cell>
          <table:table-cell office:value-type="percentage" office:value="0.78336943842692885" table:style-name="ce39">
            <text:p>78,3%</text:p>
          </table:table-cell>
          <table:table-cell office:value-type="float" office:value="7551" table:style-name="ce38">
            <text:p>7.551</text:p>
          </table:table-cell>
          <table:table-cell office:value-type="percentage" office:value="0.62235226242479191" table:style-name="ce39">
            <text:p>62,2%</text:p>
          </table:table-cell>
          <table:table-cell office:value-type="float" office:value="6975" table:style-name="ce38">
            <text:p>6.975</text:p>
          </table:table-cell>
          <table:table-cell office:value-type="percentage" office:value="0.5814922884535223" table:style-name="ce39">
            <text:p>58,1%</text:p>
          </table:table-cell>
          <table:table-cell office:value-type="float" office:value="3069" table:style-name="ce38">
            <text:p>3.069</text:p>
          </table:table-cell>
          <table:table-cell office:value-type="percentage" office:value="0.32055567161061205" table:style-name="ce39">
            <text:p>32,1%</text:p>
          </table:table-cell>
          <table:table-cell office:value-type="float" office:value="48419" table:style-name="ce38">
            <text:p>48.419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8265963596373735" table:style-name="ce39">
            <text:p>68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75" table:style-name="ce38">
            <text:p>3.475</text:p>
          </table:table-cell>
          <table:table-cell office:value-type="string" table:style-name="ce39">
            <text:p>-</text:p>
          </table:table-cell>
          <table:table-cell office:value-type="float" office:value="9374" table:style-name="ce38">
            <text:p>9.374</text:p>
          </table:table-cell>
          <table:table-cell office:value-type="string" table:style-name="ce39">
            <text:p>-</text:p>
          </table:table-cell>
          <table:table-cell office:value-type="float" office:value="21537" table:style-name="ce38">
            <text:p>21.537</text:p>
          </table:table-cell>
          <table:table-cell office:value-type="string" table:style-name="ce39">
            <text:p>-</text:p>
          </table:table-cell>
          <table:table-cell office:value-type="float" office:value="30603" table:style-name="ce38">
            <text:p>30.603</text:p>
          </table:table-cell>
          <table:table-cell office:value-type="string" table:style-name="ce39">
            <text:p>-</text:p>
          </table:table-cell>
          <table:table-cell office:value-type="float" office:value="23364" table:style-name="ce38">
            <text:p>23.364</text:p>
          </table:table-cell>
          <table:table-cell office:value-type="string" table:style-name="ce39">
            <text:p>-</text:p>
          </table:table-cell>
          <table:table-cell office:value-type="float" office:value="924" table:style-name="ce38">
            <text:p>924</text:p>
          </table:table-cell>
          <table:table-cell office:value-type="string" table:style-name="ce39">
            <text:p>-</text:p>
          </table:table-cell>
          <table:table-cell office:value-type="float" office:value="89326" table:style-name="ce38">
            <text:p>89.326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125" table:style-name="ce41">
            <text:p>125</text:p>
          </table:table-cell>
          <table:table-cell office:value-type="string" table:style-name="ce42">
            <text:p>-</text:p>
          </table:table-cell>
          <table:table-cell office:value-type="float" office:value="384" table:style-name="ce41">
            <text:p>384</text:p>
          </table:table-cell>
          <table:table-cell office:value-type="string" table:style-name="ce42">
            <text:p>-</text:p>
          </table:table-cell>
          <table:table-cell office:value-type="float" office:value="726" table:style-name="ce41">
            <text:p>726</text:p>
          </table:table-cell>
          <table:table-cell office:value-type="string" table:style-name="ce42">
            <text:p>-</text:p>
          </table:table-cell>
          <table:table-cell office:value-type="float" office:value="788" table:style-name="ce41">
            <text:p>788</text:p>
          </table:table-cell>
          <table:table-cell office:value-type="string" table:style-name="ce42">
            <text:p>-</text:p>
          </table:table-cell>
          <table:table-cell office:value-type="float" office:value="704" table:style-name="ce41">
            <text:p>704</text:p>
          </table:table-cell>
          <table:table-cell office:value-type="string" table:style-name="ce42">
            <text:p>-</text:p>
          </table:table-cell>
          <table:table-cell office:value-type="float" office:value="77" table:style-name="ce41">
            <text:p>77</text:p>
          </table:table-cell>
          <table:table-cell office:value-type="string" table:style-name="ce42">
            <text:p>-</text:p>
          </table:table-cell>
          <table:table-cell office:value-type="float" office:value="2841" table:style-name="ce41">
            <text:p>2.841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5522" table:style-name="ce45">
            <text:p>2.925.522</text:p>
          </table:table-cell>
          <table:table-cell office:value-type="percentage" office:value="1" table:style-name="ce46">
            <text:p>100,0%</text:p>
          </table:table-cell>
          <table:table-cell office:value-type="float" office:value="3917917" table:style-name="ce45">
            <text:p>3.917.917</text:p>
          </table:table-cell>
          <table:table-cell office:value-type="percentage" office:value="0.98936173705096786" table:style-name="ce46">
            <text:p>98,9%</text:p>
          </table:table-cell>
          <table:table-cell office:value-type="float" office:value="5148689" table:style-name="ce45">
            <text:p>5.148.689</text:p>
          </table:table-cell>
          <table:table-cell office:value-type="percentage" office:value="0.96471847593379489" table:style-name="ce46">
            <text:p>96,5%</text:p>
          </table:table-cell>
          <table:table-cell office:value-type="float" office:value="6444396" table:style-name="ce45">
            <text:p>6.444.396</text:p>
          </table:table-cell>
          <table:table-cell office:value-type="percentage" office:value="0.91626839497670087" table:style-name="ce46">
            <text:p>91,6%</text:p>
          </table:table-cell>
          <table:table-cell office:value-type="float" office:value="6517731" table:style-name="ce45">
            <text:p>6.517.731</text:p>
          </table:table-cell>
          <table:table-cell office:value-type="percentage" office:value="0.82589308285362273" table:style-name="ce46">
            <text:p>82,6%</text:p>
          </table:table-cell>
          <table:table-cell office:value-type="float" office:value="4021568" table:style-name="ce45">
            <text:p>4.021.568</text:p>
          </table:table-cell>
          <table:table-cell office:value-type="percentage" office:value="0.64547477907929873" table:style-name="ce46">
            <text:p>64,5%</text:p>
          </table:table-cell>
          <table:table-cell office:value-type="float" office:value="2203827" table:style-name="ce45">
            <text:p>2.203.827</text:p>
          </table:table-cell>
          <table:table-cell office:value-type="percentage" office:value="0.44570019253171111" table:style-name="ce46">
            <text:p>44,6%</text:p>
          </table:table-cell>
          <table:table-cell office:value-type="float" office:value="412794" table:style-name="ce45">
            <text:p>412.794</text:p>
          </table:table-cell>
          <table:table-cell office:value-type="percentage" office:value="0.10615256670247997" table:style-name="ce46">
            <text:p>10,6%</text:p>
          </table:table-cell>
          <table:table-cell office:value-type="float" office:value="31592444" table:style-name="ce45">
            <text:p>31.592.444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500611054266676" table:style-name="ce46">
            <text:p>75,0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5573" table:style-name="ce35">
            <text:p>425.573</text:p>
          </table:table-cell>
          <table:table-cell office:value-type="percentage" office:value="1" table:style-name="ce36">
            <text:p>100,0%</text:p>
          </table:table-cell>
          <table:table-cell office:value-type="float" office:value="643910" table:style-name="ce35">
            <text:p>643.910</text:p>
          </table:table-cell>
          <table:table-cell office:value-type="percentage" office:value="0.99005044735316683" table:style-name="ce36">
            <text:p>99,0%</text:p>
          </table:table-cell>
          <table:table-cell office:value-type="float" office:value="805269" table:style-name="ce35">
            <text:p>805.269</text:p>
          </table:table-cell>
          <table:table-cell office:value-type="percentage" office:value="0.87897357083524807" table:style-name="ce36">
            <text:p>87,9%</text:p>
          </table:table-cell>
          <table:table-cell office:value-type="float" office:value="1107844" table:style-name="ce35">
            <text:p>1.107.844</text:p>
          </table:table-cell>
          <table:table-cell office:value-type="percentage" office:value="0.87575146973844697" table:style-name="ce36">
            <text:p>87,6%</text:p>
          </table:table-cell>
          <table:table-cell office:value-type="float" office:value="1080547" table:style-name="ce35">
            <text:p>1.080.547</text:p>
          </table:table-cell>
          <table:table-cell office:value-type="percentage" office:value="0.7801141277902035" table:style-name="ce36">
            <text:p>78,0%</text:p>
          </table:table-cell>
          <table:table-cell office:value-type="float" office:value="450397" table:style-name="ce35">
            <text:p>450.397</text:p>
          </table:table-cell>
          <table:table-cell office:value-type="percentage" office:value="0.39500989723885893" table:style-name="ce36">
            <text:p>39,5%</text:p>
          </table:table-cell>
          <table:table-cell office:value-type="float" office:value="112585" table:style-name="ce35">
            <text:p>112.585</text:p>
          </table:table-cell>
          <table:table-cell office:value-type="percentage" office:value="0.12123225422969573" table:style-name="ce36">
            <text:p>12,1%</text:p>
          </table:table-cell>
          <table:table-cell office:value-type="float" office:value="6188" table:style-name="ce35">
            <text:p>6.188</text:p>
          </table:table-cell>
          <table:table-cell office:value-type="percentage" office:value="8.2188105569479357E-3" table:style-name="ce36">
            <text:p>0,8%</text:p>
          </table:table-cell>
          <table:table-cell office:value-type="float" office:value="4632313" table:style-name="ce35">
            <text:p>4.632.313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2162218740669417" table:style-name="ce36">
            <text:p>62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223" table:style-name="ce38">
            <text:p>99.223</text:p>
          </table:table-cell>
          <table:table-cell office:value-type="percentage" office:value="1" table:style-name="ce39">
            <text:p>100,0%</text:p>
          </table:table-cell>
          <table:table-cell office:value-type="float" office:value="117541" table:style-name="ce38">
            <text:p>117.541</text:p>
          </table:table-cell>
          <table:table-cell office:value-type="percentage" office:value="0.98811315203228112" table:style-name="ce39">
            <text:p>98,8%</text:p>
          </table:table-cell>
          <table:table-cell office:value-type="float" office:value="129085" table:style-name="ce38">
            <text:p>129.085</text:p>
          </table:table-cell>
          <table:table-cell office:value-type="percentage" office:value="0.82552584624633074" table:style-name="ce39">
            <text:p>82,6%</text:p>
          </table:table-cell>
          <table:table-cell office:value-type="float" office:value="173809" table:style-name="ce38">
            <text:p>173.809</text:p>
          </table:table-cell>
          <table:table-cell office:value-type="percentage" office:value="0.87664551662917489" table:style-name="ce39">
            <text:p>87,7%</text:p>
          </table:table-cell>
          <table:table-cell office:value-type="float" office:value="165216" table:style-name="ce38">
            <text:p>165.216</text:p>
          </table:table-cell>
          <table:table-cell office:value-type="percentage" office:value="0.76865029333358148" table:style-name="ce39">
            <text:p>76,9%</text:p>
          </table:table-cell>
          <table:table-cell office:value-type="float" office:value="54567" table:style-name="ce38">
            <text:p>54.567</text:p>
          </table:table-cell>
          <table:table-cell office:value-type="percentage" office:value="0.33214637887586285" table:style-name="ce39">
            <text:p>33,2%</text:p>
          </table:table-cell>
          <table:table-cell office:value-type="float" office:value="29146" table:style-name="ce38">
            <text:p>29.146</text:p>
          </table:table-cell>
          <table:table-cell office:value-type="percentage" office:value="0.22351055590064495" table:style-name="ce39">
            <text:p>22,4%</text:p>
          </table:table-cell>
          <table:table-cell office:value-type="float" office:value="6845" table:style-name="ce38">
            <text:p>6.845</text:p>
          </table:table-cell>
          <table:table-cell office:value-type="percentage" office:value="6.6386057473159468E-2" table:style-name="ce39">
            <text:p>6,6%</text:p>
          </table:table-cell>
          <table:table-cell office:value-type="float" office:value="775432" table:style-name="ce38">
            <text:p>775.432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542990075383881" table:style-name="ce39">
            <text:p>65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530" table:style-name="ce38">
            <text:p>87.530</text:p>
          </table:table-cell>
          <table:table-cell office:value-type="percentage" office:value="0.99662969963336601" table:style-name="ce39">
            <text:p>99,7%</text:p>
          </table:table-cell>
          <table:table-cell office:value-type="float" office:value="112773" table:style-name="ce38">
            <text:p>112.773</text:p>
          </table:table-cell>
          <table:table-cell office:value-type="percentage" office:value="1" table:style-name="ce39">
            <text:p>100,0%</text:p>
          </table:table-cell>
          <table:table-cell office:value-type="float" office:value="138651" table:style-name="ce38">
            <text:p>138.651</text:p>
          </table:table-cell>
          <table:table-cell office:value-type="percentage" office:value="0.92648945553684547" table:style-name="ce39">
            <text:p>92,6%</text:p>
          </table:table-cell>
          <table:table-cell office:value-type="float" office:value="145187" table:style-name="ce38">
            <text:p>145.187</text:p>
          </table:table-cell>
          <table:table-cell office:value-type="percentage" office:value="0.89266193242952441" table:style-name="ce39">
            <text:p>89,3%</text:p>
          </table:table-cell>
          <table:table-cell office:value-type="float" office:value="133973" table:style-name="ce38">
            <text:p>133.973</text:p>
          </table:table-cell>
          <table:table-cell office:value-type="percentage" office:value="0.80226716089895989" table:style-name="ce39">
            <text:p>80,2%</text:p>
          </table:table-cell>
          <table:table-cell office:value-type="float" office:value="45927" table:style-name="ce38">
            <text:p>45.927</text:p>
          </table:table-cell>
          <table:table-cell office:value-type="percentage" office:value="0.40128089750198775" table:style-name="ce39">
            <text:p>40,1%</text:p>
          </table:table-cell>
          <table:table-cell office:value-type="float" office:value="10458" table:style-name="ce38">
            <text:p>10.458</text:p>
          </table:table-cell>
          <table:table-cell office:value-type="percentage" office:value="0.13219400589045771" table:style-name="ce39">
            <text:p>13,2%</text:p>
          </table:table-cell>
          <table:table-cell office:value-type="float" office:value="608" table:style-name="ce38">
            <text:p>608</text:p>
          </table:table-cell>
          <table:table-cell office:value-type="percentage" office:value="9.4999999999999998E-3" table:style-name="ce39">
            <text:p>1,0%</text:p>
          </table:table-cell>
          <table:table-cell office:value-type="float" office:value="675107" table:style-name="ce38">
            <text:p>675.107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2286913216985915" table:style-name="ce39">
            <text:p>72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268" table:style-name="ce38">
            <text:p>50.268</text:p>
          </table:table-cell>
          <table:table-cell office:value-type="percentage" office:value="1" table:style-name="ce39">
            <text:p>100,0%</text:p>
          </table:table-cell>
          <table:table-cell office:value-type="float" office:value="77594" table:style-name="ce38">
            <text:p>77.594</text:p>
          </table:table-cell>
          <table:table-cell office:value-type="percentage" office:value="0.96370907645685333" table:style-name="ce39">
            <text:p>96,4%</text:p>
          </table:table-cell>
          <table:table-cell office:value-type="float" office:value="95510" table:style-name="ce38">
            <text:p>95.510</text:p>
          </table:table-cell>
          <table:table-cell office:value-type="percentage" office:value="0.81471624399689502" table:style-name="ce39">
            <text:p>81,5%</text:p>
          </table:table-cell>
          <table:table-cell office:value-type="float" office:value="138630" table:style-name="ce38">
            <text:p>138.630</text:p>
          </table:table-cell>
          <table:table-cell office:value-type="percentage" office:value="0.83614299414344051" table:style-name="ce39">
            <text:p>83,6%</text:p>
          </table:table-cell>
          <table:table-cell office:value-type="float" office:value="145181" table:style-name="ce38">
            <text:p>145.181</text:p>
          </table:table-cell>
          <table:table-cell office:value-type="percentage" office:value="0.70417418466135073" table:style-name="ce39">
            <text:p>70,4%</text:p>
          </table:table-cell>
          <table:table-cell office:value-type="float" office:value="75196" table:style-name="ce38">
            <text:p>75.196</text:p>
          </table:table-cell>
          <table:table-cell office:value-type="percentage" office:value="0.41274075537771632" table:style-name="ce39">
            <text:p>41,3%</text:p>
          </table:table-cell>
          <table:table-cell office:value-type="float" office:value="35722" table:style-name="ce38">
            <text:p>35.722</text:p>
          </table:table-cell>
          <table:table-cell office:value-type="percentage" office:value="0.25896391236896665" table:style-name="ce39">
            <text:p>25,9%</text:p>
          </table:table-cell>
          <table:table-cell office:value-type="float" office:value="10241" table:style-name="ce38">
            <text:p>10.241</text:p>
          </table:table-cell>
          <table:table-cell office:value-type="percentage" office:value="0.10725806451612903" table:style-name="ce39">
            <text:p>10,7%</text:p>
          </table:table-cell>
          <table:table-cell office:value-type="float" office:value="628342" table:style-name="ce38">
            <text:p>628.342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071717428423169" table:style-name="ce39">
            <text:p>60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0381" table:style-name="ce38">
            <text:p>90.381</text:p>
          </table:table-cell>
          <table:table-cell office:value-type="percentage" office:value="1" table:style-name="ce39">
            <text:p>100,0%</text:p>
          </table:table-cell>
          <table:table-cell office:value-type="float" office:value="147347" table:style-name="ce38">
            <text:p>147.347</text:p>
          </table:table-cell>
          <table:table-cell office:value-type="percentage" office:value="0.95351094602377517" table:style-name="ce39">
            <text:p>95,4%</text:p>
          </table:table-cell>
          <table:table-cell office:value-type="float" office:value="192782" table:style-name="ce38">
            <text:p>192.782</text:p>
          </table:table-cell>
          <table:table-cell office:value-type="percentage" office:value="0.82002790396950986" table:style-name="ce39">
            <text:p>82,0%</text:p>
          </table:table-cell>
          <table:table-cell office:value-type="float" office:value="297649" table:style-name="ce38">
            <text:p>297.649</text:p>
          </table:table-cell>
          <table:table-cell office:value-type="percentage" office:value="0.84918348016615697" table:style-name="ce39">
            <text:p>84,9%</text:p>
          </table:table-cell>
          <table:table-cell office:value-type="float" office:value="267365" table:style-name="ce38">
            <text:p>267.365</text:p>
          </table:table-cell>
          <table:table-cell office:value-type="percentage" office:value="0.68922005341252413" table:style-name="ce39">
            <text:p>68,9%</text:p>
          </table:table-cell>
          <table:table-cell office:value-type="float" office:value="123583" table:style-name="ce38">
            <text:p>123.583</text:p>
          </table:table-cell>
          <table:table-cell office:value-type="percentage" office:value="0.39745733821325424" table:style-name="ce39">
            <text:p>39,7%</text:p>
          </table:table-cell>
          <table:table-cell office:value-type="float" office:value="42996" table:style-name="ce38">
            <text:p>42.996</text:p>
          </table:table-cell>
          <table:table-cell office:value-type="percentage" office:value="0.17078983745650411" table:style-name="ce39">
            <text:p>17,1%</text:p>
          </table:table-cell>
          <table:table-cell office:value-type="float" office:value="4634" table:style-name="ce38">
            <text:p>4.634</text:p>
          </table:table-cell>
          <table:table-cell office:value-type="percentage" office:value="2.5773511237673599E-2" table:style-name="ce39">
            <text:p>2,6%</text:p>
          </table:table-cell>
          <table:table-cell office:value-type="float" office:value="1166737" table:style-name="ce38">
            <text:p>1.166.737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59503899990513953" table:style-name="ce39">
            <text:p>59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766" table:style-name="ce38">
            <text:p>41.766</text:p>
          </table:table-cell>
          <table:table-cell office:value-type="percentage" office:value="1" table:style-name="ce39">
            <text:p>100,0%</text:p>
          </table:table-cell>
          <table:table-cell office:value-type="float" office:value="55417" table:style-name="ce38">
            <text:p>55.417</text:p>
          </table:table-cell>
          <table:table-cell office:value-type="percentage" office:value="1" table:style-name="ce39">
            <text:p>100,0%</text:p>
          </table:table-cell>
          <table:table-cell office:value-type="float" office:value="71005" table:style-name="ce38">
            <text:p>71.005</text:p>
          </table:table-cell>
          <table:table-cell office:value-type="percentage" office:value="0.91802960760230135" table:style-name="ce39">
            <text:p>91,8%</text:p>
          </table:table-cell>
          <table:table-cell office:value-type="float" office:value="77234" table:style-name="ce38">
            <text:p>77.234</text:p>
          </table:table-cell>
          <table:table-cell office:value-type="percentage" office:value="0.85849895513761065" table:style-name="ce39">
            <text:p>85,8%</text:p>
          </table:table-cell>
          <table:table-cell office:value-type="float" office:value="70409" table:style-name="ce38">
            <text:p>70.409</text:p>
          </table:table-cell>
          <table:table-cell office:value-type="percentage" office:value="0.72015669588519882" table:style-name="ce39">
            <text:p>72,0%</text:p>
          </table:table-cell>
          <table:table-cell office:value-type="float" office:value="10295" table:style-name="ce38">
            <text:p>10.295</text:p>
          </table:table-cell>
          <table:table-cell office:value-type="percentage" office:value="0.14608431597916932" table:style-name="ce39">
            <text:p>14,6%</text:p>
          </table:table-cell>
          <table:table-cell office:value-type="float" office:value="5278" table:style-name="ce38">
            <text:p>5.278</text:p>
          </table:table-cell>
          <table:table-cell office:value-type="percentage" office:value="0.10450450450450451" table:style-name="ce39">
            <text:p>10,5%</text:p>
          </table:table-cell>
          <table:table-cell office:value-type="float" office:value="212" table:style-name="ce38">
            <text:p>212</text:p>
          </table:table-cell>
          <table:table-cell office:value-type="percentage" office:value="4.8222368810135795E-3" table:style-name="ce39">
            <text:p>0,5%</text:p>
          </table:table-cell>
          <table:table-cell office:value-type="float" office:value="331616" table:style-name="ce38">
            <text:p>331.616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3270161621133814" table:style-name="ce39">
            <text:p>63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821" table:style-name="ce38">
            <text:p>225.821</text:p>
          </table:table-cell>
          <table:table-cell office:value-type="percentage" office:value="1" table:style-name="ce39">
            <text:p>100,0%</text:p>
          </table:table-cell>
          <table:table-cell office:value-type="float" office:value="247534" table:style-name="ce38">
            <text:p>247.534</text:p>
          </table:table-cell>
          <table:table-cell office:value-type="percentage" office:value="1" table:style-name="ce39">
            <text:p>100,0%</text:p>
          </table:table-cell>
          <table:table-cell office:value-type="float" office:value="300516" table:style-name="ce38">
            <text:p>300.516</text:p>
          </table:table-cell>
          <table:table-cell office:value-type="percentage" office:value="0.94331319155614846" table:style-name="ce39">
            <text:p>94,3%</text:p>
          </table:table-cell>
          <table:table-cell office:value-type="float" office:value="334758" table:style-name="ce38">
            <text:p>334.758</text:p>
          </table:table-cell>
          <table:table-cell office:value-type="percentage" office:value="0.87822653636781001" table:style-name="ce39">
            <text:p>87,8%</text:p>
          </table:table-cell>
          <table:table-cell office:value-type="float" office:value="281636" table:style-name="ce38">
            <text:p>281.636</text:p>
          </table:table-cell>
          <table:table-cell office:value-type="percentage" office:value="0.77520540592615017" table:style-name="ce39">
            <text:p>77,5%</text:p>
          </table:table-cell>
          <table:table-cell office:value-type="float" office:value="58904" table:style-name="ce38">
            <text:p>58.904</text:p>
          </table:table-cell>
          <table:table-cell office:value-type="percentage" office:value="0.21996915412852944" table:style-name="ce39">
            <text:p>22,0%</text:p>
          </table:table-cell>
          <table:table-cell office:value-type="float" office:value="26618" table:style-name="ce38">
            <text:p>26.618</text:p>
          </table:table-cell>
          <table:table-cell office:value-type="percentage" office:value="0.12614807161881653" table:style-name="ce39">
            <text:p>12,6%</text:p>
          </table:table-cell>
          <table:table-cell office:value-type="float" office:value="1229" table:style-name="ce38">
            <text:p>1.229</text:p>
          </table:table-cell>
          <table:table-cell office:value-type="percentage" office:value="7.4330781047767655E-3" table:style-name="ce39">
            <text:p>0,7%</text:p>
          </table:table-cell>
          <table:table-cell office:value-type="float" office:value="1477016" table:style-name="ce38">
            <text:p>1.477.016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7869682431224676" table:style-name="ce39">
            <text:p>67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426" table:style-name="ce38">
            <text:p>135.426</text:p>
          </table:table-cell>
          <table:table-cell office:value-type="percentage" office:value="1" table:style-name="ce39">
            <text:p>100,0%</text:p>
          </table:table-cell>
          <table:table-cell office:value-type="float" office:value="156050" table:style-name="ce38">
            <text:p>156.050</text:p>
          </table:table-cell>
          <table:table-cell office:value-type="percentage" office:value="0.98082350205215552" table:style-name="ce39">
            <text:p>98,1%</text:p>
          </table:table-cell>
          <table:table-cell office:value-type="float" office:value="183968" table:style-name="ce38">
            <text:p>183.968</text:p>
          </table:table-cell>
          <table:table-cell office:value-type="percentage" office:value="0.8421746534580945" table:style-name="ce39">
            <text:p>84,2%</text:p>
          </table:table-cell>
          <table:table-cell office:value-type="float" office:value="253008" table:style-name="ce38">
            <text:p>253.008</text:p>
          </table:table-cell>
          <table:table-cell office:value-type="percentage" office:value="0.82284911440818531" table:style-name="ce39">
            <text:p>82,3%</text:p>
          </table:table-cell>
          <table:table-cell office:value-type="float" office:value="239483" table:style-name="ce38">
            <text:p>239.483</text:p>
          </table:table-cell>
          <table:table-cell office:value-type="percentage" office:value="0.7243780342100089" table:style-name="ce39">
            <text:p>72,4%</text:p>
          </table:table-cell>
          <table:table-cell office:value-type="float" office:value="112530" table:style-name="ce38">
            <text:p>112.530</text:p>
          </table:table-cell>
          <table:table-cell office:value-type="percentage" office:value="0.42320262052418006" table:style-name="ce39">
            <text:p>42,3%</text:p>
          </table:table-cell>
          <table:table-cell office:value-type="float" office:value="26960" table:style-name="ce38">
            <text:p>26.960</text:p>
          </table:table-cell>
          <table:table-cell office:value-type="percentage" office:value="0.12361925635864257" table:style-name="ce39">
            <text:p>12,4%</text:p>
          </table:table-cell>
          <table:table-cell office:value-type="float" office:value="1106" table:style-name="ce38">
            <text:p>1.106</text:p>
          </table:table-cell>
          <table:table-cell office:value-type="percentage" office:value="6.3573448600924287E-3" table:style-name="ce39">
            <text:p>0,6%</text:p>
          </table:table-cell>
          <table:table-cell office:value-type="float" office:value="1108531" table:style-name="ce38">
            <text:p>1.108.531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128597997328592" table:style-name="ce39">
            <text:p>61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9082" table:style-name="ce38">
            <text:p>449.082</text:p>
          </table:table-cell>
          <table:table-cell office:value-type="percentage" office:value="1" table:style-name="ce39">
            <text:p>100,0%</text:p>
          </table:table-cell>
          <table:table-cell office:value-type="float" office:value="605614" table:style-name="ce38">
            <text:p>605.614</text:p>
          </table:table-cell>
          <table:table-cell office:value-type="percentage" office:value="0.9532844739112093" table:style-name="ce39">
            <text:p>95,3%</text:p>
          </table:table-cell>
          <table:table-cell office:value-type="float" office:value="744839" table:style-name="ce38">
            <text:p>744.839</text:p>
          </table:table-cell>
          <table:table-cell office:value-type="percentage" office:value="0.88927080746528109" table:style-name="ce39">
            <text:p>88,9%</text:p>
          </table:table-cell>
          <table:table-cell office:value-type="float" office:value="912149" table:style-name="ce38">
            <text:p>912.149</text:p>
          </table:table-cell>
          <table:table-cell office:value-type="percentage" office:value="0.83546960010258475" table:style-name="ce39">
            <text:p>83,5%</text:p>
          </table:table-cell>
          <table:table-cell office:value-type="float" office:value="983396" table:style-name="ce38">
            <text:p>983.396</text:p>
          </table:table-cell>
          <table:table-cell office:value-type="percentage" office:value="0.74683293399303596" table:style-name="ce39">
            <text:p>74,7%</text:p>
          </table:table-cell>
          <table:table-cell office:value-type="float" office:value="440112" table:style-name="ce38">
            <text:p>440.112</text:p>
          </table:table-cell>
          <table:table-cell office:value-type="percentage" office:value="0.42130010759563952" table:style-name="ce39">
            <text:p>42,1%</text:p>
          </table:table-cell>
          <table:table-cell office:value-type="float" office:value="177519" table:style-name="ce38">
            <text:p>177.519</text:p>
          </table:table-cell>
          <table:table-cell office:value-type="percentage" office:value="0.21160042196356094" table:style-name="ce39">
            <text:p>21,2%</text:p>
          </table:table-cell>
          <table:table-cell office:value-type="float" office:value="33811" table:style-name="ce38">
            <text:p>33.811</text:p>
          </table:table-cell>
          <table:table-cell office:value-type="percentage" office:value="5.1528119408808137E-2" table:style-name="ce39">
            <text:p>5,2%</text:p>
          </table:table-cell>
          <table:table-cell office:value-type="float" office:value="4346522" table:style-name="ce38">
            <text:p>4.346.522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32832583032922" table:style-name="ce39">
            <text:p>63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508" table:style-name="ce38">
            <text:p>291.508</text:p>
          </table:table-cell>
          <table:table-cell office:value-type="percentage" office:value="1" table:style-name="ce39">
            <text:p>100,0%</text:p>
          </table:table-cell>
          <table:table-cell office:value-type="float" office:value="427954" table:style-name="ce38">
            <text:p>427.954</text:p>
          </table:table-cell>
          <table:table-cell office:value-type="percentage" office:value="0.97737186602171455" table:style-name="ce39">
            <text:p>97,7%</text:p>
          </table:table-cell>
          <table:table-cell office:value-type="float" office:value="507721" table:style-name="ce38">
            <text:p>507.721</text:p>
          </table:table-cell>
          <table:table-cell office:value-type="percentage" office:value="0.87428365775371597" table:style-name="ce39">
            <text:p>87,4%</text:p>
          </table:table-cell>
          <table:table-cell office:value-type="float" office:value="657500" table:style-name="ce38">
            <text:p>657.500</text:p>
          </table:table-cell>
          <table:table-cell office:value-type="percentage" office:value="0.87394694377763071" table:style-name="ce39">
            <text:p>87,4%</text:p>
          </table:table-cell>
          <table:table-cell office:value-type="float" office:value="623816" table:style-name="ce38">
            <text:p>623.816</text:p>
          </table:table-cell>
          <table:table-cell office:value-type="percentage" office:value="0.73253263315124217" table:style-name="ce39">
            <text:p>73,3%</text:p>
          </table:table-cell>
          <table:table-cell office:value-type="float" office:value="92552" table:style-name="ce38">
            <text:p>92.552</text:p>
          </table:table-cell>
          <table:table-cell office:value-type="percentage" office:value="0.14266006329006611" table:style-name="ce39">
            <text:p>14,3%</text:p>
          </table:table-cell>
          <table:table-cell office:value-type="float" office:value="52554" table:style-name="ce38">
            <text:p>52.554</text:p>
          </table:table-cell>
          <table:table-cell office:value-type="percentage" office:value="0.10182397321584265" table:style-name="ce39">
            <text:p>10,2%</text:p>
          </table:table-cell>
          <table:table-cell office:value-type="float" office:value="2558" table:style-name="ce38">
            <text:p>2.558</text:p>
          </table:table-cell>
          <table:table-cell office:value-type="percentage" office:value="6.0254728158838809E-3" table:style-name="ce39">
            <text:p>0,6%</text:p>
          </table:table-cell>
          <table:table-cell office:value-type="float" office:value="2656163" table:style-name="ce38">
            <text:p>2.656.163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9177615301821851" table:style-name="ce39">
            <text:p>59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933" table:style-name="ce38">
            <text:p>76.933</text:p>
          </table:table-cell>
          <table:table-cell office:value-type="percentage" office:value="1" table:style-name="ce39">
            <text:p>100,0%</text:p>
          </table:table-cell>
          <table:table-cell office:value-type="float" office:value="94832" table:style-name="ce38">
            <text:p>94.832</text:p>
          </table:table-cell>
          <table:table-cell office:value-type="percentage" office:value="1" table:style-name="ce39">
            <text:p>100,0%</text:p>
          </table:table-cell>
          <table:table-cell office:value-type="float" office:value="123433" table:style-name="ce38">
            <text:p>123.433</text:p>
          </table:table-cell>
          <table:table-cell office:value-type="percentage" office:value="0.98512334692769976" table:style-name="ce39">
            <text:p>98,5%</text:p>
          </table:table-cell>
          <table:table-cell office:value-type="float" office:value="155624" table:style-name="ce38">
            <text:p>155.624</text:p>
          </table:table-cell>
          <table:table-cell office:value-type="percentage" office:value="0.91967662632375191" table:style-name="ce39">
            <text:p>92,0%</text:p>
          </table:table-cell>
          <table:table-cell office:value-type="float" office:value="134954" table:style-name="ce38">
            <text:p>134.954</text:p>
          </table:table-cell>
          <table:table-cell office:value-type="percentage" office:value="0.84613841273025947" table:style-name="ce39">
            <text:p>84,6%</text:p>
          </table:table-cell>
          <table:table-cell office:value-type="float" office:value="60659" table:style-name="ce38">
            <text:p>60.659</text:p>
          </table:table-cell>
          <table:table-cell office:value-type="percentage" office:value="0.45444601772563475" table:style-name="ce39">
            <text:p>45,4%</text:p>
          </table:table-cell>
          <table:table-cell office:value-type="float" office:value="12690" table:style-name="ce38">
            <text:p>12.690</text:p>
          </table:table-cell>
          <table:table-cell office:value-type="percentage" office:value="0.11198376279562301" table:style-name="ce39">
            <text:p>11,2%</text:p>
          </table:table-cell>
          <table:table-cell office:value-type="float" office:value="606" table:style-name="ce38">
            <text:p>606</text:p>
          </table:table-cell>
          <table:table-cell office:value-type="percentage" office:value="7.1504424778761058E-3" table:style-name="ce39">
            <text:p>0,7%</text:p>
          </table:table-cell>
          <table:table-cell office:value-type="float" office:value="659731" table:style-name="ce38">
            <text:p>659.731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69195028093098965" table:style-name="ce39">
            <text:p>69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462" table:style-name="ce38">
            <text:p>239.462</text:p>
          </table:table-cell>
          <table:table-cell office:value-type="percentage" office:value="1" table:style-name="ce39">
            <text:p>100,0%</text:p>
          </table:table-cell>
          <table:table-cell office:value-type="float" office:value="288335" table:style-name="ce38">
            <text:p>288.335</text:p>
          </table:table-cell>
          <table:table-cell office:value-type="percentage" office:value="0.9950752686687695" table:style-name="ce39">
            <text:p>99,5%</text:p>
          </table:table-cell>
          <table:table-cell office:value-type="float" office:value="329084" table:style-name="ce38">
            <text:p>329.084</text:p>
          </table:table-cell>
          <table:table-cell office:value-type="percentage" office:value="0.94856843082262265" table:style-name="ce39">
            <text:p>94,9%</text:p>
          </table:table-cell>
          <table:table-cell office:value-type="float" office:value="374663" table:style-name="ce38">
            <text:p>374.663</text:p>
          </table:table-cell>
          <table:table-cell office:value-type="percentage" office:value="0.92306763671841319" table:style-name="ce39">
            <text:p>92,3%</text:p>
          </table:table-cell>
          <table:table-cell office:value-type="float" office:value="371979" table:style-name="ce38">
            <text:p>371.979</text:p>
          </table:table-cell>
          <table:table-cell office:value-type="percentage" office:value="0.83926303130943702" table:style-name="ce39">
            <text:p>83,9%</text:p>
          </table:table-cell>
          <table:table-cell office:value-type="float" office:value="102035" table:style-name="ce38">
            <text:p>102.035</text:p>
          </table:table-cell>
          <table:table-cell office:value-type="percentage" office:value="0.31549930737644089" table:style-name="ce39">
            <text:p>31,5%</text:p>
          </table:table-cell>
          <table:table-cell office:value-type="float" office:value="20641" table:style-name="ce38">
            <text:p>20.641</text:p>
          </table:table-cell>
          <table:table-cell office:value-type="percentage" office:value="8.9362328503210214E-2" table:style-name="ce39">
            <text:p>8,9%</text:p>
          </table:table-cell>
          <table:table-cell office:value-type="float" office:value="603" table:style-name="ce38">
            <text:p>603</text:p>
          </table:table-cell>
          <table:table-cell office:value-type="percentage" office:value="3.3498697272883833E-3" table:style-name="ce39">
            <text:p>0,3%</text:p>
          </table:table-cell>
          <table:table-cell office:value-type="float" office:value="1726802" table:style-name="ce38">
            <text:p>1.726.802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035258140466254" table:style-name="ce39">
            <text:p>70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73" table:style-name="ce38">
            <text:p>23.073</text:p>
          </table:table-cell>
          <table:table-cell office:value-type="percentage" office:value="1" table:style-name="ce39">
            <text:p>100,0%</text:p>
          </table:table-cell>
          <table:table-cell office:value-type="float" office:value="28410" table:style-name="ce38">
            <text:p>28.410</text:p>
          </table:table-cell>
          <table:table-cell office:value-type="percentage" office:value="1" table:style-name="ce39">
            <text:p>100,0%</text:p>
          </table:table-cell>
          <table:table-cell office:value-type="float" office:value="35162" table:style-name="ce38">
            <text:p>35.162</text:p>
          </table:table-cell>
          <table:table-cell office:value-type="percentage" office:value="0.93223394665676862" table:style-name="ce39">
            <text:p>93,2%</text:p>
          </table:table-cell>
          <table:table-cell office:value-type="float" office:value="42309" table:style-name="ce38">
            <text:p>42.309</text:p>
          </table:table-cell>
          <table:table-cell office:value-type="percentage" office:value="0.88765105740181272" table:style-name="ce39">
            <text:p>88,8%</text:p>
          </table:table-cell>
          <table:table-cell office:value-type="float" office:value="34444" table:style-name="ce38">
            <text:p>34.444</text:p>
          </table:table-cell>
          <table:table-cell office:value-type="percentage" office:value="0.65053732978261281" table:style-name="ce39">
            <text:p>65,1%</text:p>
          </table:table-cell>
          <table:table-cell office:value-type="float" office:value="8026" table:style-name="ce38">
            <text:p>8.026</text:p>
          </table:table-cell>
          <table:table-cell office:value-type="percentage" office:value="0.20412523207609554" table:style-name="ce39">
            <text:p>20,4%</text:p>
          </table:table-cell>
          <table:table-cell office:value-type="float" office:value="4264" table:style-name="ce38">
            <text:p>4.264</text:p>
          </table:table-cell>
          <table:table-cell office:value-type="percentage" office:value="0.13999606014840107" table:style-name="ce39">
            <text:p>14,0%</text:p>
          </table:table-cell>
          <table:table-cell office:value-type="float" office:value="201" table:style-name="ce38">
            <text:p>201</text:p>
          </table:table-cell>
          <table:table-cell office:value-type="percentage" office:value="7.8724737584208049E-3" table:style-name="ce39">
            <text:p>0,8%</text:p>
          </table:table-cell>
          <table:table-cell office:value-type="float" office:value="175889" table:style-name="ce38">
            <text:p>175.889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1939289361552274" table:style-name="ce39">
            <text:p>61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8709" table:style-name="ce38">
            <text:p>368.709</text:p>
          </table:table-cell>
          <table:table-cell office:value-type="percentage" office:value="1" table:style-name="ce39">
            <text:p>100,0%</text:p>
          </table:table-cell>
          <table:table-cell office:value-type="float" office:value="504551" table:style-name="ce38">
            <text:p>504.551</text:p>
          </table:table-cell>
          <table:table-cell office:value-type="percentage" office:value="0.95907474324296071" table:style-name="ce39">
            <text:p>95,9%</text:p>
          </table:table-cell>
          <table:table-cell office:value-type="float" office:value="648916" table:style-name="ce38">
            <text:p>648.916</text:p>
          </table:table-cell>
          <table:table-cell office:value-type="percentage" office:value="0.92264293930384755" table:style-name="ce39">
            <text:p>92,3%</text:p>
          </table:table-cell>
          <table:table-cell office:value-type="float" office:value="887042" table:style-name="ce38">
            <text:p>887.042</text:p>
          </table:table-cell>
          <table:table-cell office:value-type="percentage" office:value="0.91186009623934627" table:style-name="ce39">
            <text:p>91,2%</text:p>
          </table:table-cell>
          <table:table-cell office:value-type="float" office:value="814760" table:style-name="ce38">
            <text:p>814.760</text:p>
          </table:table-cell>
          <table:table-cell office:value-type="percentage" office:value="0.69878238824121697" table:style-name="ce39">
            <text:p>69,9%</text:p>
          </table:table-cell>
          <table:table-cell office:value-type="float" office:value="277726" table:style-name="ce38">
            <text:p>277.726</text:p>
          </table:table-cell>
          <table:table-cell office:value-type="percentage" office:value="0.29245398256181288" table:style-name="ce39">
            <text:p>29,2%</text:p>
          </table:table-cell>
          <table:table-cell office:value-type="float" office:value="138311" table:style-name="ce38">
            <text:p>138.311</text:p>
          </table:table-cell>
          <table:table-cell office:value-type="percentage" office:value="0.18628371325633861" table:style-name="ce39">
            <text:p>18,6%</text:p>
          </table:table-cell>
          <table:table-cell office:value-type="float" office:value="14991" table:style-name="ce38">
            <text:p>14.991</text:p>
          </table:table-cell>
          <table:table-cell office:value-type="percentage" office:value="2.7081955840749211E-2" table:style-name="ce39">
            <text:p>2,7%</text:p>
          </table:table-cell>
          <table:table-cell office:value-type="float" office:value="3655006" table:style-name="ce38">
            <text:p>3.655.006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6114159449990858" table:style-name="ce39">
            <text:p>61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352" table:style-name="ce38">
            <text:p>72.352</text:p>
          </table:table-cell>
          <table:table-cell office:value-type="percentage" office:value="1" table:style-name="ce39">
            <text:p>100,0%</text:p>
          </table:table-cell>
          <table:table-cell office:value-type="float" office:value="99248" table:style-name="ce38">
            <text:p>99.248</text:p>
          </table:table-cell>
          <table:table-cell office:value-type="percentage" office:value="0.96451860562298952" table:style-name="ce39">
            <text:p>96,5%</text:p>
          </table:table-cell>
          <table:table-cell office:value-type="float" office:value="124650" table:style-name="ce38">
            <text:p>124.650</text:p>
          </table:table-cell>
          <table:table-cell office:value-type="percentage" office:value="0.84848443594333911" table:style-name="ce39">
            <text:p>84,8%</text:p>
          </table:table-cell>
          <table:table-cell office:value-type="float" office:value="186573" table:style-name="ce38">
            <text:p>186.573</text:p>
          </table:table-cell>
          <table:table-cell office:value-type="percentage" office:value="0.87487808080429152" table:style-name="ce39">
            <text:p>87,5%</text:p>
          </table:table-cell>
          <table:table-cell office:value-type="float" office:value="191815" table:style-name="ce38">
            <text:p>191.815</text:p>
          </table:table-cell>
          <table:table-cell office:value-type="percentage" office:value="0.75471067096322353" table:style-name="ce39">
            <text:p>75,5%</text:p>
          </table:table-cell>
          <table:table-cell office:value-type="float" office:value="66003" table:style-name="ce38">
            <text:p>66.003</text:p>
          </table:table-cell>
          <table:table-cell office:value-type="percentage" office:value="0.31579929474696533" table:style-name="ce39">
            <text:p>31,6%</text:p>
          </table:table-cell>
          <table:table-cell office:value-type="float" office:value="22573" table:style-name="ce38">
            <text:p>22.573</text:p>
          </table:table-cell>
          <table:table-cell office:value-type="percentage" office:value="0.1310494171195021" table:style-name="ce39">
            <text:p>13,1%</text:p>
          </table:table-cell>
          <table:table-cell office:value-type="float" office:value="1508" table:style-name="ce38">
            <text:p>1.508</text:p>
          </table:table-cell>
          <table:table-cell office:value-type="percentage" office:value="1.0627651627271062E-2" table:style-name="ce39">
            <text:p>1,1%</text:p>
          </table:table-cell>
          <table:table-cell office:value-type="float" office:value="764722" table:style-name="ce38">
            <text:p>764.722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8369620886975937" table:style-name="ce39">
            <text:p>58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20" table:style-name="ce38">
            <text:p>41.920</text:p>
          </table:table-cell>
          <table:table-cell office:value-type="percentage" office:value="1" table:style-name="ce39">
            <text:p>100,0%</text:p>
          </table:table-cell>
          <table:table-cell office:value-type="float" office:value="55478" table:style-name="ce38">
            <text:p>55.478</text:p>
          </table:table-cell>
          <table:table-cell office:value-type="percentage" office:value="0.99437195296816749" table:style-name="ce39">
            <text:p>99,4%</text:p>
          </table:table-cell>
          <table:table-cell office:value-type="float" office:value="64920" table:style-name="ce38">
            <text:p>64.920</text:p>
          </table:table-cell>
          <table:table-cell office:value-type="percentage" office:value="0.87915064189372194" table:style-name="ce39">
            <text:p>87,9%</text:p>
          </table:table-cell>
          <table:table-cell office:value-type="float" office:value="86769" table:style-name="ce38">
            <text:p>86.769</text:p>
          </table:table-cell>
          <table:table-cell office:value-type="percentage" office:value="0.89735660951041429" table:style-name="ce39">
            <text:p>89,7%</text:p>
          </table:table-cell>
          <table:table-cell office:value-type="float" office:value="86217" table:style-name="ce38">
            <text:p>86.217</text:p>
          </table:table-cell>
          <table:table-cell office:value-type="percentage" office:value="0.79829077239310386" table:style-name="ce39">
            <text:p>79,8%</text:p>
          </table:table-cell>
          <table:table-cell office:value-type="float" office:value="33484" table:style-name="ce38">
            <text:p>33.484</text:p>
          </table:table-cell>
          <table:table-cell office:value-type="percentage" office:value="0.41164972154264146" table:style-name="ce39">
            <text:p>41,2%</text:p>
          </table:table-cell>
          <table:table-cell office:value-type="float" office:value="11472" table:style-name="ce38">
            <text:p>11.472</text:p>
          </table:table-cell>
          <table:table-cell office:value-type="percentage" office:value="0.1683913866748866" table:style-name="ce39">
            <text:p>16,8%</text:p>
          </table:table-cell>
          <table:table-cell office:value-type="float" office:value="963" table:style-name="ce38">
            <text:p>963</text:p>
          </table:table-cell>
          <table:table-cell office:value-type="percentage" office:value="1.7078101723771014E-2" table:style-name="ce39">
            <text:p>1,7%</text:p>
          </table:table-cell>
          <table:table-cell office:value-type="float" office:value="381223" table:style-name="ce38">
            <text:p>381.223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5575019695400738" table:style-name="ce39">
            <text:p>65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287" table:style-name="ce38">
            <text:p>161.287</text:p>
          </table:table-cell>
          <table:table-cell office:value-type="percentage" office:value="1.0211269389047166" table:style-name="ce39">
            <text:p>102,1%</text:p>
          </table:table-cell>
          <table:table-cell office:value-type="float" office:value="211274" table:style-name="ce38">
            <text:p>211.274</text:p>
          </table:table-cell>
          <table:table-cell office:value-type="percentage" office:value="0.99151965684411092" table:style-name="ce39">
            <text:p>99,2%</text:p>
          </table:table-cell>
          <table:table-cell office:value-type="float" office:value="266311" table:style-name="ce38">
            <text:p>266.311</text:p>
          </table:table-cell>
          <table:table-cell office:value-type="percentage" office:value="0.95070666395353398" table:style-name="ce39">
            <text:p>95,1%</text:p>
          </table:table-cell>
          <table:table-cell office:value-type="float" office:value="305283" table:style-name="ce38">
            <text:p>305.283</text:p>
          </table:table-cell>
          <table:table-cell office:value-type="percentage" office:value="0.89795192027695991" table:style-name="ce39">
            <text:p>89,8%</text:p>
          </table:table-cell>
          <table:table-cell office:value-type="float" office:value="287901" table:style-name="ce38">
            <text:p>287.901</text:p>
          </table:table-cell>
          <table:table-cell office:value-type="percentage" office:value="0.79501453885727069" table:style-name="ce39">
            <text:p>79,5%</text:p>
          </table:table-cell>
          <table:table-cell office:value-type="float" office:value="99207" table:style-name="ce38">
            <text:p>99.207</text:p>
          </table:table-cell>
          <table:table-cell office:value-type="percentage" office:value="0.38077016077960257" table:style-name="ce39">
            <text:p>38,1%</text:p>
          </table:table-cell>
          <table:table-cell office:value-type="float" office:value="32205" table:style-name="ce38">
            <text:p>32.205</text:p>
          </table:table-cell>
          <table:table-cell office:value-type="percentage" office:value="0.15979933906933819" table:style-name="ce39">
            <text:p>16,0%</text:p>
          </table:table-cell>
          <table:table-cell office:value-type="float" office:value="3010" table:style-name="ce38">
            <text:p>3.010</text:p>
          </table:table-cell>
          <table:table-cell office:value-type="percentage" office:value="1.785227097493565E-2" table:style-name="ce39">
            <text:p>1,8%</text:p>
          </table:table-cell>
          <table:table-cell office:value-type="float" office:value="1366478" table:style-name="ce38">
            <text:p>1.366.478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68876878015144594" table:style-name="ce39">
            <text:p>68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45" table:style-name="ce38">
            <text:p>2.345</text:p>
          </table:table-cell>
          <table:table-cell office:value-type="percentage" office:value="0.90019193857965452" table:style-name="ce39">
            <text:p>90,0%</text:p>
          </table:table-cell>
          <table:table-cell office:value-type="float" office:value="3787" table:style-name="ce38">
            <text:p>3.787</text:p>
          </table:table-cell>
          <table:table-cell office:value-type="percentage" office:value="0.87702640111162578" table:style-name="ce39">
            <text:p>87,7%</text:p>
          </table:table-cell>
          <table:table-cell office:value-type="float" office:value="6828" table:style-name="ce38">
            <text:p>6.828</text:p>
          </table:table-cell>
          <table:table-cell office:value-type="percentage" office:value="0.86903398243604424" table:style-name="ce39">
            <text:p>86,9%</text:p>
          </table:table-cell>
          <table:table-cell office:value-type="float" office:value="9631" table:style-name="ce38">
            <text:p>9.631</text:p>
          </table:table-cell>
          <table:table-cell office:value-type="percentage" office:value="0.83341986846659744" table:style-name="ce39">
            <text:p>83,3%</text:p>
          </table:table-cell>
          <table:table-cell office:value-type="float" office:value="9612" table:style-name="ce38">
            <text:p>9.612</text:p>
          </table:table-cell>
          <table:table-cell office:value-type="percentage" office:value="0.76032273374466064" table:style-name="ce39">
            <text:p>76,0%</text:p>
          </table:table-cell>
          <table:table-cell office:value-type="float" office:value="6886" table:style-name="ce38">
            <text:p>6.886</text:p>
          </table:table-cell>
          <table:table-cell office:value-type="percentage" office:value="0.57894736842105265" table:style-name="ce39">
            <text:p>57,9%</text:p>
          </table:table-cell>
          <table:table-cell office:value-type="float" office:value="5117" table:style-name="ce38">
            <text:p>5.117</text:p>
          </table:table-cell>
          <table:table-cell office:value-type="percentage" office:value="0.46658156287042946" table:style-name="ce39">
            <text:p>46,7%</text:p>
          </table:table-cell>
          <table:table-cell office:value-type="float" office:value="1465" table:style-name="ce38">
            <text:p>1.465</text:p>
          </table:table-cell>
          <table:table-cell office:value-type="percentage" office:value="0.16053035283804515" table:style-name="ce39">
            <text:p>16,1%</text:p>
          </table:table-cell>
          <table:table-cell office:value-type="float" office:value="45671" table:style-name="ce38">
            <text:p>45.671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4357077432537169" table:style-name="ce39">
            <text:p>64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23" table:style-name="ce38">
            <text:p>1.923</text:p>
          </table:table-cell>
          <table:table-cell office:value-type="percentage" office:value="0.81864623243933587" table:style-name="ce39">
            <text:p>81,9%</text:p>
          </table:table-cell>
          <table:table-cell office:value-type="float" office:value="3183" table:style-name="ce38">
            <text:p>3.183</text:p>
          </table:table-cell>
          <table:table-cell office:value-type="percentage" office:value="0.84925293489861264" table:style-name="ce39">
            <text:p>84,9%</text:p>
          </table:table-cell>
          <table:table-cell office:value-type="float" office:value="6700" table:style-name="ce38">
            <text:p>6.700</text:p>
          </table:table-cell>
          <table:table-cell office:value-type="percentage" office:value="0.85601124313274557" table:style-name="ce39">
            <text:p>85,6%</text:p>
          </table:table-cell>
          <table:table-cell office:value-type="float" office:value="8992" table:style-name="ce38">
            <text:p>8.992</text:p>
          </table:table-cell>
          <table:table-cell office:value-type="percentage" office:value="0.79582263917160811" table:style-name="ce39">
            <text:p>79,6%</text:p>
          </table:table-cell>
          <table:table-cell office:value-type="float" office:value="9074" table:style-name="ce38">
            <text:p>9.074</text:p>
          </table:table-cell>
          <table:table-cell office:value-type="percentage" office:value="0.75604065989001834" table:style-name="ce39">
            <text:p>75,6%</text:p>
          </table:table-cell>
          <table:table-cell office:value-type="float" office:value="6850" table:style-name="ce38">
            <text:p>6.850</text:p>
          </table:table-cell>
          <table:table-cell office:value-type="percentage" office:value="0.56457594988873316" table:style-name="ce39">
            <text:p>56,5%</text:p>
          </table:table-cell>
          <table:table-cell office:value-type="float" office:value="4638" table:style-name="ce38">
            <text:p>4.638</text:p>
          </table:table-cell>
          <table:table-cell office:value-type="percentage" office:value="0.38666110879533139" table:style-name="ce39">
            <text:p>38,7%</text:p>
          </table:table-cell>
          <table:table-cell office:value-type="float" office:value="569" table:style-name="ce38">
            <text:p>569</text:p>
          </table:table-cell>
          <table:table-cell office:value-type="percentage" office:value="5.9431794443283892E-2" table:style-name="ce39">
            <text:p>5,9%</text:p>
          </table:table-cell>
          <table:table-cell office:value-type="float" office:value="41929" table:style-name="ce38">
            <text:p>41.929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59115710519266285" table:style-name="ce39">
            <text:p>59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6" table:style-name="ce38">
            <text:p>16</text:p>
          </table:table-cell>
          <table:table-cell office:value-type="string" table:style-name="ce39">
            <text:p>-</text:p>
          </table:table-cell>
          <table:table-cell office:value-type="float" office:value="3242" table:style-name="ce38">
            <text:p>3.242</text:p>
          </table:table-cell>
          <table:table-cell office:value-type="string" table:style-name="ce39">
            <text:p>-</text:p>
          </table:table-cell>
          <table:table-cell office:value-type="float" office:value="8539" table:style-name="ce38">
            <text:p>8.539</text:p>
          </table:table-cell>
          <table:table-cell office:value-type="string" table:style-name="ce39">
            <text:p>-</text:p>
          </table:table-cell>
          <table:table-cell office:value-type="float" office:value="19303" table:style-name="ce38">
            <text:p>19.303</text:p>
          </table:table-cell>
          <table:table-cell office:value-type="string" table:style-name="ce39">
            <text:p>-</text:p>
          </table:table-cell>
          <table:table-cell office:value-type="float" office:value="26281" table:style-name="ce38">
            <text:p>26.281</text:p>
          </table:table-cell>
          <table:table-cell office:value-type="string" table:style-name="ce39">
            <text:p>-</text:p>
          </table:table-cell>
          <table:table-cell office:value-type="float" office:value="19184" table:style-name="ce38">
            <text:p>19.184</text:p>
          </table:table-cell>
          <table:table-cell office:value-type="string" table:style-name="ce39">
            <text:p>-</text:p>
          </table:table-cell>
          <table:table-cell office:value-type="float" office:value="680" table:style-name="ce38">
            <text:p>680</text:p>
          </table:table-cell>
          <table:table-cell office:value-type="string" table:style-name="ce39">
            <text:p>-</text:p>
          </table:table-cell>
          <table:table-cell office:value-type="float" office:value="77267" table:style-name="ce38">
            <text:p>77.267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5" table:style-name="ce41">
            <text:p>15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11" table:style-name="ce41">
            <text:p>111</text:p>
          </table:table-cell>
          <table:table-cell office:value-type="string" table:style-name="ce42">
            <text:p>-</text:p>
          </table:table-cell>
          <table:table-cell office:value-type="float" office:value="360" table:style-name="ce41">
            <text:p>360</text:p>
          </table:table-cell>
          <table:table-cell office:value-type="string" table:style-name="ce42">
            <text:p>-</text:p>
          </table:table-cell>
          <table:table-cell office:value-type="float" office:value="656" table:style-name="ce41">
            <text:p>656</text:p>
          </table:table-cell>
          <table:table-cell office:value-type="string" table:style-name="ce42">
            <text:p>-</text:p>
          </table:table-cell>
          <table:table-cell office:value-type="float" office:value="654" table:style-name="ce41">
            <text:p>654</text:p>
          </table:table-cell>
          <table:table-cell office:value-type="string" table:style-name="ce42">
            <text:p>-</text:p>
          </table:table-cell>
          <table:table-cell office:value-type="float" office:value="537" table:style-name="ce41">
            <text:p>537</text:p>
          </table:table-cell>
          <table:table-cell office:value-type="string" table:style-name="ce42">
            <text:p>-</text:p>
          </table:table-cell>
          <table:table-cell office:value-type="float" office:value="38" table:style-name="ce41">
            <text:p>38</text:p>
          </table:table-cell>
          <table:table-cell office:value-type="string" table:style-name="ce42">
            <text:p>-</text:p>
          </table:table-cell>
          <table:table-cell office:value-type="float" office:value="2390" table:style-name="ce41">
            <text:p>2.390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4619" table:style-name="ce45">
            <text:p>2.884.619</text:p>
          </table:table-cell>
          <table:table-cell office:value-type="percentage" office:value="1" table:style-name="ce46">
            <text:p>100,0%</text:p>
          </table:table-cell>
          <table:table-cell office:value-type="float" office:value="3880867" table:style-name="ce45">
            <text:p>3.880.867</text:p>
          </table:table-cell>
          <table:table-cell office:value-type="percentage" office:value="0.98000578276256967" table:style-name="ce46">
            <text:p>98,0%</text:p>
          </table:table-cell>
          <table:table-cell office:value-type="float" office:value="4778703" table:style-name="ce45">
            <text:p>4.778.703</text:p>
          </table:table-cell>
          <table:table-cell office:value-type="percentage" office:value="0.89539357982201939" table:style-name="ce46">
            <text:p>89,5%</text:p>
          </table:table-cell>
          <table:table-cell office:value-type="float" office:value="6163553" table:style-name="ce45">
            <text:p>6.163.553</text:p>
          </table:table-cell>
          <table:table-cell office:value-type="percentage" office:value="0.87633795543660409" table:style-name="ce46">
            <text:p>87,6%</text:p>
          </table:table-cell>
          <table:table-cell office:value-type="float" office:value="5951737" table:style-name="ce45">
            <text:p>5.951.737</text:p>
          </table:table-cell>
          <table:table-cell office:value-type="percentage" office:value="0.75417325742102148" table:style-name="ce46">
            <text:p>75,4%</text:p>
          </table:table-cell>
          <table:table-cell office:value-type="float" office:value="2151874" table:style-name="ce45">
            <text:p>2.151.874</text:p>
          </table:table-cell>
          <table:table-cell office:value-type="percentage" office:value="0.3453827946603133" table:style-name="ce46">
            <text:p>34,5%</text:p>
          </table:table-cell>
          <table:table-cell office:value-type="float" office:value="791468" table:style-name="ce45">
            <text:p>791.468</text:p>
          </table:table-cell>
          <table:table-cell office:value-type="percentage" office:value="0.16006584908102511" table:style-name="ce46">
            <text:p>16,0%</text:p>
          </table:table-cell>
          <table:table-cell office:value-type="float" office:value="92066" table:style-name="ce45">
            <text:p>92.066</text:p>
          </table:table-cell>
          <table:table-cell office:value-type="percentage" office:value="2.3675349462517672E-2" table:style-name="ce46">
            <text:p>2,4%</text:p>
          </table:table-cell>
          <table:table-cell office:value-type="float" office:value="26694887" table:style-name="ce45">
            <text:p>26.694.887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6337843457904041" table:style-name="ce46">
            <text:p>63,4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7-29T15:21:08Z</meta:creation-date>
    <dc:date>2021-07-29T15:21:32Z</dc:date>
  </office:meta>
</office:document-meta>
</file>